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WealthSimple.py" manifest:media-type="application/binary"/>
  <manifest:file-entry manifest:full-path="Scripts/python/" manifest:media-type="text/xml"/>
  <manifest:file-entry manifest:full-path="Scripts/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1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0.4228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0.6366in"/>
    </style:style>
    <style:style style:name="co10" style:family="table-column">
      <style:table-column-properties fo:break-before="auto" style:column-width="0.6154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7866in"/>
    </style:style>
    <style:style style:name="co13" style:family="table-column">
      <style:table-column-properties fo:break-before="auto" style:column-width="0.7445in"/>
    </style:style>
    <style:style style:name="co14" style:family="table-column">
      <style:table-column-properties fo:break-before="auto" style:column-width="0.8083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4.8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3d3d3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21">
      <style:table-cell-properties fo:background-color="#d3d3d3"/>
    </style:style>
    <style:style style:name="ce25" style:family="table-cell" style:parent-style-name="Default" style:data-style-name="N103">
      <style:table-cell-properties fo:background-color="#d3d3d3"/>
    </style:style>
    <style:style style:name="ce13" style:family="table-cell" style:parent-style-name="Default" style:data-style-name="N103"/>
    <style:style style:name="ce14" style:family="table-cell" style:parent-style-name="Default" style:data-style-name="N104"/>
    <style:style style:name="ce21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88"/>
    <style:style style:name="ce40" style:family="table-cell" style:parent-style-name="Default" style:data-style-name="N11"/>
    <style:style style:name="ce4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93"/>
    <style:style style:name="ce42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7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ce13"/>
        <table:table-column table:style-name="co14" table:default-cell-style-name="ce13"/>
        <table:table-column table:style-name="co5" table:default-cell-style-name="Default"/>
        <table:table-column table:style-name="co14" table:default-cell-style-name="ce13"/>
        <table:table-column table:style-name="co15" table:default-cell-style-name="ce13"/>
        <table:table-column table:style-name="co14" table:number-columns-repeated="2" table:default-cell-style-name="ce13"/>
        <table:table-column table:style-name="co16" table:number-columns-repeated="990" table:default-cell-style-name="Default"/>
        <table:table-row table:style-name="ro1">
          <table:table-cell table:style-name="ce19" table:number-columns-repeated="2"/>
          <table:table-cell table:style-name="ce19" office:value-type="string" calcext:value-type="string">
            <text:p>Age</text:p>
          </table:table-cell>
          <table:table-cell table:style-name="ce19" office:value-type="string" calcext:value-type="string">
            <text:p>Date</text:p>
          </table:table-cell>
          <table:table-cell table:style-name="ce21" office:value-type="string" calcext:value-type="string">
            <text:p>RRIF</text:p>
            <text:p>Market</text:p>
            <text:p>Value</text:p>
          </table:table-cell>
          <table:table-cell table:style-name="ce21" office:value-type="string" calcext:value-type="string">
            <text:p>RRIF</text:p>
            <text:p>Expected</text:p>
            <text:p>Growth</text:p>
          </table:table-cell>
          <table:table-cell table:style-name="ce21" office:value-type="string" calcext:value-type="string">
            <text:p>RRIF</text:p>
            <text:p>Expected</text:p>
            <text:p>Yield</text:p>
          </table:table-cell>
          <table:table-cell table:style-name="ce21" office:value-type="string" calcext:value-type="string">
            <text:p>RRIF</text:p>
            <text:p>Start-of-year</text:p>
            <text:p>Withdrawal</text:p>
          </table:table-cell>
          <table:table-cell table:style-name="ce21" office:value-type="string" calcext:value-type="string">
            <text:p>RRIF</text:p>
            <text:p>Minimum</text:p>
            <text:p>Withdrawal</text:p>
          </table:table-cell>
          <table:table-cell table:style-name="ce19" office:value-type="string" calcext:value-type="string">
            <text:p>TSFA</text:p>
            <text:p>Market</text:p>
            <text:p>Value</text:p>
          </table:table-cell>
          <table:table-cell table:style-name="ce19" office:value-type="string" calcext:value-type="string">
            <text:p><text:span text:style-name="T1">TSFA</text:span></text:p>
            <text:p>Expected</text:p>
            <text:p>Growth</text:p>
          </table:table-cell>
          <table:table-cell table:style-name="ce19" office:value-type="string" calcext:value-type="string">
            <text:p><text:span text:style-name="T1">TFSA</text:span></text:p>
            <text:p>Expected</text:p>
            <text:p>Yield</text:p>
          </table:table-cell>
          <table:table-cell table:style-name="ce19" office:value-type="string" calcext:value-type="string">
            <text:p>TFSA</text:p>
            <text:p>Start-of-year</text:p>
            <text:p>Deposit</text:p>
          </table:table-cell>
          <table:table-cell table:style-name="ce19" office:value-type="string" calcext:value-type="string">
            <text:p>TFSA</text:p>
            <text:p>Start-of-year</text:p>
            <text:p>Withdrawal</text:p>
          </table:table-cell>
          <table:table-cell table:style-name="ce21" office:value-type="string" calcext:value-type="string">
            <text:p>NR</text:p>
            <text:p>Market</text:p>
            <text:p>Value</text:p>
          </table:table-cell>
          <table:table-cell table:style-name="ce21" office:value-type="string" calcext:value-type="string">
            <text:p>NR</text:p>
            <text:p>Expected</text:p>
            <text:p>Growth</text:p>
          </table:table-cell>
          <table:table-cell table:style-name="ce21" office:value-type="string" calcext:value-type="string">
            <text:p>NR</text:p>
            <text:p>Expected</text:p>
            <text:p>Yield</text:p>
          </table:table-cell>
          <table:table-cell table:style-name="ce21" office:value-type="string" calcext:value-type="string">
            <text:p>NR</text:p>
            <text:p>Start-of-year</text:p>
            <text:p>Deposit</text:p>
          </table:table-cell>
          <table:table-cell table:style-name="ce21" office:value-type="string" calcext:value-type="string">
            <text:p>NR</text:p>
            <text:p>Start-of-year</text:p>
            <text:p>Withdrawal</text:p>
          </table:table-cell>
          <table:table-cell table:style-name="ce21" office:value-type="string" calcext:value-type="string">
            <text:p>NR</text:p>
            <text:p>Capital</text:p>
            <text:p>Gains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OAS</text:p>
          </table:table-cell>
          <table:table-cell table:style-name="ce19" office:value-type="string" calcext:value-type="string">
            <text:p>DB</text:p>
          </table:table-cell>
          <table:table-cell table:style-name="ce42" office:value-type="string" calcext:value-type="string">
            <text:p>Other</text:p>
            <text:p>Income</text:p>
          </table:table-cell>
          <table:table-cell table:style-name="ce42" office:value-type="string" calcext:value-type="string">
            <text:p>Eligible</text:p>
            <text:p>Dividends</text:p>
          </table:table-cell>
          <table:table-cell table:style-name="ce42" office:value-type="string" calcext:value-type="string">
            <text:p>Capital</text:p>
            <text:p>Gains</text:p>
          </table:table-cell>
          <table:table-cell table:style-name="ce16" office:value-type="string" calcext:value-type="string">
            <text:p>Taxable</text:p>
            <text:p>Income</text:p>
          </table:table-cell>
          <table:table-cell table:style-name="ce16" office:value-type="string" calcext:value-type="string">
            <text:p>Total</text:p>
            <text:p>Tax</text:p>
          </table:table-cell>
          <table:table-cell table:style-name="ce16" office:value-type="string" calcext:value-type="string">
            <text:p>After-Tax</text:p>
            <text:p>Income</text:p>
          </table:table-cell>
          <table:table-cell table:style-name="ce16" office:value-type="string" calcext:value-type="string">
            <text:p>Average</text:p>
            <text:p>Tax Rate</text:p>
          </table:table-cell>
          <table:table-cell table:style-name="ce21" office:value-type="string" calcext:value-type="string">
            <text:p>After</text:p>
            <text:p>Tax</text:p>
            <text:p>Income</text:p>
          </table:table-cell>
          <table:table-cell table:style-name="ce21" office:value-type="string" calcext:value-type="string">
            <text:p>Inflation</text:p>
          </table:table-cell>
          <table:table-cell table:style-name="ce21" office:value-type="string" calcext:value-type="string">
            <text:p>Inflation</text:p>
            <text:p>Adjusted</text:p>
            <text:p>Income</text:p>
          </table:table-cell>
          <table:table-cell table:style-name="ce21" office:value-type="string" calcext:value-type="string">
            <text:p>Inflation</text:p>
            <text:p>Adjusted</text:p>
            <text:p>Salary</text:p>
          </table:table-cell>
          <table:table-cell table:number-columns-repeated="990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 table:style-name="ce13" office:value-type="currency" office:currency="USD" office:value="500000" calcext:value-type="currency">
            <text:p>$500,000</text:p>
          </table:table-cell>
          <table:table-cell table:style-name="ce13" table:formula="of:=MAX([.$E2]-[.$H2];0)*RRIF_Growth" office:value-type="currency" office:currency="USD" office:value="27319.5" calcext:value-type="currency">
            <text:p>$27,320</text:p>
          </table:table-cell>
          <table:table-cell table:style-name="ce13" table:formula="of:=MAX([.$E2]-[.$H2];0)*RRIF_Yield" office:value-type="currency" office:currency="USD" office:value="6829.875" calcext:value-type="currency">
            <text:p>$6,830</text:p>
          </table:table-cell>
          <table:table-cell table:style-name="ce39" office:value-type="currency" office:currency="USD" office:value="44675" calcext:value-type="currency">
            <text:p>$44,675</text:p>
          </table:table-cell>
          <table:table-cell table:style-name="ce40" office:value-type="percentage" office:value="0.0333" calcext:value-type="percentage">
            <text:p>3.33%</text:p>
          </table:table-cell>
          <table:table-cell table:style-name="ce13" office:value-type="currency" office:currency="USD" office:value="100000" calcext:value-type="currency">
            <text:p>$100,000</text:p>
          </table:table-cell>
          <table:table-cell table:style-name="ce13" table:formula="of:=MAX([.$J2]+[.$M2]-[.$N2];0)*TFSA_Growth" office:value-type="currency" office:currency="USD" office:value="6000" calcext:value-type="currency">
            <text:p>$6,000</text:p>
          </table:table-cell>
          <table:table-cell table:style-name="ce13" table:formula="of:=MAX([.$J2]+[.$M2]-[.$N2];0)*TFSA_Yield" office:value-type="currency" office:currency="USD" office:value="1500" calcext:value-type="currency">
            <text:p>$1,500</text:p>
          </table:table-cell>
          <table:table-cell table:number-columns-repeated="2" table:style-name="ce13" office:value-type="currency" office:currency="USD" office:value="0" calcext:value-type="currency">
            <text:p>$0</text:p>
          </table:table-cell>
          <table:table-cell table:style-name="ce13" office:value-type="currency" office:currency="USD" office:value="200000" calcext:value-type="currency">
            <text:p>$200,000</text:p>
          </table:table-cell>
          <table:table-cell table:style-name="ce13" table:formula="of:=MAX([.$O2]+[.$R2]-[.$S2];0)*NR_Growth" office:value-type="currency" office:currency="USD" office:value="9095" calcext:value-type="currency">
            <text:p>$9,095</text:p>
          </table:table-cell>
          <table:table-cell table:style-name="ce13" table:formula="of:=MAX([.$O2]+[.$R2]-[.$S2];0)*NR_Yield" office:value-type="currency" office:currency="USD" office:value="4547.5" calcext:value-type="currency">
            <text:p>$4,548</text:p>
          </table:table-cell>
          <table:table-cell table:style-name="ce13"/>
          <table:table-cell table:style-name="ce13" office:value-type="currency" office:currency="USD" office:value="18100" calcext:value-type="currency">
            <text:p>$18,100</text:p>
          </table:table-cell>
          <table:table-cell table:style-name="ce43" office:value-type="percentage" office:value="0.05" calcext:value-type="percentage">
            <text:p>5.00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2]+[.$U2]+[.$V2]+[.$W2]" office:value-type="currency" office:currency="USD" office:value="44675" calcext:value-type="currency">
            <text:p>$44,675</text:p>
          </table:table-cell>
          <table:table-cell table:style-name="ce25" table:formula="of:=[.$Q2]" office:value-type="currency" office:currency="USD" office:value="4547.5" calcext:value-type="currency">
            <text:p>$4,548</text:p>
          </table:table-cell>
          <table:table-cell table:style-name="ce25" table:formula="of:=[.$S2]*[.$T2]" office:value-type="currency" office:currency="USD" office:value="905" calcext:value-type="currency">
            <text:p>$905</text:p>
          </table:table-cell>
          <table:table-cell table:style-name="ce13" table:formula="of:=SUM([.$X2:.$Z2])" office:value-type="currency" office:currency="USD" office:value="50127.5" calcext:value-type="currency">
            <text:p>$50,128</text:p>
          </table:table-cell>
          <table:table-cell office:value-type="currency" office:currency="USD" office:value="7103" calcext:value-type="currency">
            <text:p>$7,103</text:p>
          </table:table-cell>
          <table:table-cell table:formula="of:=[.$AA2]-[.$AB2]" office:value-type="currency" office:currency="USD" office:value="43024.5" calcext:value-type="currency">
            <text:p>$43,025</text:p>
          </table:table-cell>
          <table:table-cell table:style-name="ce40" table:formula="of:=[.$AB2]/[.$AA2]" office:value-type="percentage" office:value="0.141698668395591" calcext:value-type="percentage">
            <text:p>14.17%</text:p>
          </table:table-cell>
          <table:table-cell table:formula="of:=SUM([.$H2];[.$L2];[.$N2];[.$S2])-SUM([.$M2];[.$R2];[.$AB2])" office:value-type="currency" office:currency="USD" office:value="57172" calcext:value-type="currency">
            <text:p>$57,172</text:p>
          </table:table-cell>
          <table:table-cell table:style-name="ce43" office:value-type="percentage" office:value="0.05" calcext:value-type="percentage">
            <text:p>5.00% </text:p>
          </table:table-cell>
          <table:table-cell table:formula="of:=[.$AE2]-[.$AE2]*[.$AF2]" office:value-type="currency" office:currency="USD" office:value="54313.4" calcext:value-type="currency">
            <text:p>$54,313</text:p>
          </table:table-cell>
          <table:table-cell table:formula="of:=[.$AG2]*(1+31.48%)" office:value-type="currency" office:currency="USD" office:value="71411.25832" calcext:value-type="currency">
            <text:p>$71,411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RRIF Growth</text:p>
          </table:table-cell>
          <table:table-cell table:style-name="ce34" office:value-type="percentage" office:value="0.06" calcext:value-type="percentage">
            <text:p>6.0%</text:p>
          </table:table-cell>
          <table:table-cell table:formula="of:=[.$C2]+1" office:value-type="float" office:value="61" calcext:value-type="float">
            <text:p>61</text:p>
          </table:table-cell>
          <table:table-cell table:formula="of:=[.$D2]+1" office:value-type="float" office:value="2023" calcext:value-type="float">
            <text:p>2023</text:p>
          </table:table-cell>
          <table:table-cell table:style-name="ce13" table:formula="of:=MAX([.$E2]+[.$F2]+[.$G2]-[.$H2]; 0)" office:value-type="currency" office:currency="USD" office:value="489474.375" calcext:value-type="currency">
            <text:p>$489,474</text:p>
          </table:table-cell>
          <table:table-cell table:style-name="ce13" table:formula="of:=MAX([.$E3]-[.$H3];0)*RRIF_Growth" office:value-type="currency" office:currency="USD" office:value="26687.9625" calcext:value-type="currency">
            <text:p>$26,688</text:p>
          </table:table-cell>
          <table:table-cell table:style-name="ce13" table:formula="of:=MAX([.$E3]-[.$H3];0)*RRIF_Yield" office:value-type="currency" office:currency="USD" office:value="6671.990625" calcext:value-type="currency">
            <text:p>$6,672</text:p>
          </table:table-cell>
          <table:table-cell table:style-name="ce39" table:formula="of:=MIN([.$H2];[.$E3])" office:value-type="currency" office:currency="USD" office:value="44675" calcext:value-type="currency">
            <text:p>$44,675</text:p>
          </table:table-cell>
          <table:table-cell table:style-name="ce40" office:value-type="percentage" office:value="0.0345" calcext:value-type="percentage">
            <text:p>3.45%</text:p>
          </table:table-cell>
          <table:table-cell table:style-name="ce13" table:formula="of:=MAX([.$J2]+[.$K2]+[.$M2]-[.$N2];0)" office:value-type="currency" office:currency="USD" office:value="106000" calcext:value-type="currency">
            <text:p>$106,000</text:p>
          </table:table-cell>
          <table:table-cell table:style-name="ce13" table:formula="of:=MAX([.$J3]+[.$M3]-[.$N3];0)*TFSA_Growth" office:value-type="currency" office:currency="USD" office:value="6360" calcext:value-type="currency">
            <text:p>$6,360</text:p>
          </table:table-cell>
          <table:table-cell table:style-name="ce13" table:formula="of:=MAX([.$J3]+[.$M3]-[.$N3];0)*TFSA_Yield" office:value-type="currency" office:currency="USD" office:value="1590" calcext:value-type="currency">
            <text:p>$1,590</text:p>
          </table:table-cell>
          <table:table-cell table:style-name="ce13" table:formula="of:=[.$M2]" office:value-type="currency" office:currency="USD" office:value="0" calcext:value-type="currency">
            <text:p>$0</text:p>
          </table:table-cell>
          <table:table-cell table:style-name="ce13" table:formula="of:=MIN([.$N2];[.$J3])" office:value-type="currency" office:currency="USD" office:value="0" calcext:value-type="currency">
            <text:p>$0</text:p>
          </table:table-cell>
          <table:table-cell table:style-name="ce13" table:formula="of:=MAX([.$O2]+[.$P2]+[.$R2]-[.$S2];0)" office:value-type="currency" office:currency="USD" office:value="190995" calcext:value-type="currency">
            <text:p>$190,995</text:p>
          </table:table-cell>
          <table:table-cell table:style-name="ce13" table:formula="of:=MAX([.$O3]+[.$R3]-[.$S3];0)*NR_Growth" office:value-type="currency" office:currency="USD" office:value="8644.75" calcext:value-type="currency">
            <text:p>$8,645</text:p>
          </table:table-cell>
          <table:table-cell table:style-name="ce13" table:formula="of:=MAX([.$O3]+[.$R3]-[.$S3];0)*NR_Yield" office:value-type="currency" office:currency="USD" office:value="4322.375" calcext:value-type="currency">
            <text:p>$4,322</text:p>
          </table:table-cell>
          <table:table-cell table:style-name="ce13" table:formula="of:=[.$R2]" office:value-type="currency" office:currency="USD" office:value="0" calcext:value-type="currency">
            <text:p>$0</text:p>
          </table:table-cell>
          <table:table-cell table:style-name="ce13" table:formula="of:=MIN([.$O3];[.$S2])" office:value-type="currency" office:currency="USD" office:value="18100" calcext:value-type="currency">
            <text:p>$18,100</text:p>
          </table:table-cell>
          <table:table-cell table:style-name="ce43" table:formula="of:=[.$T2]*(1+[.$T$2])" office:value-type="percentage" office:value="0.0525" calcext:value-type="percentage">
            <text:p>5.25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3]+[.$U3]+[.$V3]+[.$W3]" office:value-type="currency" office:currency="USD" office:value="44675" calcext:value-type="currency">
            <text:p>$44,675</text:p>
          </table:table-cell>
          <table:table-cell table:style-name="ce25" table:formula="of:=[.$Q3]" office:value-type="currency" office:currency="USD" office:value="4322.375" calcext:value-type="currency">
            <text:p>$4,322</text:p>
          </table:table-cell>
          <table:table-cell table:style-name="ce25" table:formula="of:=[.$S3]*[.$T3]" office:value-type="currency" office:currency="USD" office:value="950.25" calcext:value-type="currency">
            <text:p>$950</text:p>
          </table:table-cell>
          <table:table-cell table:style-name="ce13" table:formula="of:=SUM([.$X3:.$Z3])" office:value-type="currency" office:currency="USD" office:value="49947.625" calcext:value-type="currency">
            <text:p>$49,948</text:p>
          </table:table-cell>
          <table:table-cell office:value-type="currency" office:currency="USD" office:value="7096" calcext:value-type="currency">
            <text:p>$7,096</text:p>
          </table:table-cell>
          <table:table-cell table:formula="of:=[.$AA3]-[.$AB3]" office:value-type="currency" office:currency="USD" office:value="42851.625" calcext:value-type="currency">
            <text:p>$42,852</text:p>
          </table:table-cell>
          <table:table-cell table:style-name="ce40" table:formula="of:=[.$AB3]/[.$AA3]" office:value-type="percentage" office:value="0.142068817085897" calcext:value-type="percentage">
            <text:p>14.21%</text:p>
          </table:table-cell>
          <table:table-cell table:formula="of:=SUM([.$H3];[.$L3];[.$N3];[.$S3])-SUM([.$M3];[.$R3];[.$AB3])" office:value-type="currency" office:currency="USD" office:value="57269" calcext:value-type="currency">
            <text:p>$57,269</text:p>
          </table:table-cell>
          <table:table-cell table:style-name="ce43" table:formula="of:=[.AF2]*(1+[.$AF$2])" office:value-type="percentage" office:value="0.0525" calcext:value-type="percentage">
            <text:p>5.25% </text:p>
          </table:table-cell>
          <table:table-cell table:formula="of:=[.$AE3]-[.$AE3]*[.$AF3]" office:value-type="currency" office:currency="USD" office:value="54262.3775" calcext:value-type="currency">
            <text:p>$54,262</text:p>
          </table:table-cell>
          <table:table-cell table:formula="of:=[.$AG3]*(1+31.48%)" office:value-type="currency" office:currency="USD" office:value="71344.173937" calcext:value-type="currency">
            <text:p>$71,344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RRIF Yield</text:p>
          </table:table-cell>
          <table:table-cell table:style-name="ce34" office:value-type="percentage" office:value="0.015" calcext:value-type="percentage">
            <text:p>1.5%</text:p>
          </table:table-cell>
          <table:table-cell table:formula="of:=[.$C3]+1" office:value-type="float" office:value="62" calcext:value-type="float">
            <text:p>62</text:p>
          </table:table-cell>
          <table:table-cell table:formula="of:=[.$D3]+1" office:value-type="float" office:value="2024" calcext:value-type="float">
            <text:p>2024</text:p>
          </table:table-cell>
          <table:table-cell table:style-name="ce13" table:formula="of:=MAX([.$E3]+[.$F3]+[.$G3]-[.$H3]; 0)" office:value-type="currency" office:currency="USD" office:value="478159.328125" calcext:value-type="currency">
            <text:p>$478,159</text:p>
          </table:table-cell>
          <table:table-cell table:style-name="ce13" table:formula="of:=MAX([.$E4]-[.$H4];0)*RRIF_Growth" office:value-type="currency" office:currency="USD" office:value="26009.0596875" calcext:value-type="currency">
            <text:p>$26,009</text:p>
          </table:table-cell>
          <table:table-cell table:style-name="ce13" table:formula="of:=MAX([.$E4]-[.$H4];0)*RRIF_Yield" office:value-type="currency" office:currency="USD" office:value="6502.264921875" calcext:value-type="currency">
            <text:p>$6,502</text:p>
          </table:table-cell>
          <table:table-cell table:style-name="ce39" table:formula="of:=MIN([.$H3];[.$E4])" office:value-type="currency" office:currency="USD" office:value="44675" calcext:value-type="currency">
            <text:p>$44,675</text:p>
          </table:table-cell>
          <table:table-cell table:style-name="ce40" office:value-type="percentage" office:value="0.0357" calcext:value-type="percentage">
            <text:p>3.57%</text:p>
          </table:table-cell>
          <table:table-cell table:style-name="ce13" table:formula="of:=MAX([.$J3]+[.$K3]+[.$M3]-[.$N3];0)" office:value-type="currency" office:currency="USD" office:value="112360" calcext:value-type="currency">
            <text:p>$112,360</text:p>
          </table:table-cell>
          <table:table-cell table:style-name="ce13" table:formula="of:=MAX([.$J4]+[.$M4]-[.$N4];0)*TFSA_Growth" office:value-type="currency" office:currency="USD" office:value="6741.6" calcext:value-type="currency">
            <text:p>$6,742</text:p>
          </table:table-cell>
          <table:table-cell table:style-name="ce13" table:formula="of:=MAX([.$J4]+[.$M4]-[.$N4];0)*TFSA_Yield" office:value-type="currency" office:currency="USD" office:value="1685.4" calcext:value-type="currency">
            <text:p>$1,685</text:p>
          </table:table-cell>
          <table:table-cell table:style-name="ce13" table:formula="of:=[.$M3]" office:value-type="currency" office:currency="USD" office:value="0" calcext:value-type="currency">
            <text:p>$0</text:p>
          </table:table-cell>
          <table:table-cell table:style-name="ce13" table:formula="of:=MIN([.$N3];[.$J4])" office:value-type="currency" office:currency="USD" office:value="0" calcext:value-type="currency">
            <text:p>$0</text:p>
          </table:table-cell>
          <table:table-cell table:style-name="ce13" table:formula="of:=MAX([.$O3]+[.$P3]+[.$R3]-[.$S3];0)" office:value-type="currency" office:currency="USD" office:value="181539.75" calcext:value-type="currency">
            <text:p>$181,540</text:p>
          </table:table-cell>
          <table:table-cell table:style-name="ce13" table:formula="of:=MAX([.$O4]+[.$R4]-[.$S4];0)*NR_Growth" office:value-type="currency" office:currency="USD" office:value="8171.9875" calcext:value-type="currency">
            <text:p>$8,172</text:p>
          </table:table-cell>
          <table:table-cell table:style-name="ce13" table:formula="of:=MAX([.$O4]+[.$R4]-[.$S4];0)*NR_Yield" office:value-type="currency" office:currency="USD" office:value="4085.99375" calcext:value-type="currency">
            <text:p>$4,086</text:p>
          </table:table-cell>
          <table:table-cell table:style-name="ce13" table:formula="of:=[.$R3]" office:value-type="currency" office:currency="USD" office:value="0" calcext:value-type="currency">
            <text:p>$0</text:p>
          </table:table-cell>
          <table:table-cell table:style-name="ce13" table:formula="of:=MIN([.$O4];[.$S3])" office:value-type="currency" office:currency="USD" office:value="18100" calcext:value-type="currency">
            <text:p>$18,100</text:p>
          </table:table-cell>
          <table:table-cell table:style-name="ce43" table:formula="of:=[.$T3]*(1+[.$T$2])" office:value-type="percentage" office:value="0.055125" calcext:value-type="percentage">
            <text:p>5.51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4]+[.$U4]+[.$V4]+[.$W4]" office:value-type="currency" office:currency="USD" office:value="44675" calcext:value-type="currency">
            <text:p>$44,675</text:p>
          </table:table-cell>
          <table:table-cell table:style-name="ce25" table:formula="of:=[.$Q4]" office:value-type="currency" office:currency="USD" office:value="4085.99375" calcext:value-type="currency">
            <text:p>$4,086</text:p>
          </table:table-cell>
          <table:table-cell table:style-name="ce25" table:formula="of:=[.$S4]*[.$T4]" office:value-type="currency" office:currency="USD" office:value="997.7625" calcext:value-type="currency">
            <text:p>$998</text:p>
          </table:table-cell>
          <table:table-cell table:style-name="ce13" table:formula="of:=SUM([.$X4:.$Z4])" office:value-type="currency" office:currency="USD" office:value="49758.75625" calcext:value-type="currency">
            <text:p>$49,759</text:p>
          </table:table-cell>
          <table:table-cell office:value-type="currency" office:currency="USD" office:value="7088" calcext:value-type="currency">
            <text:p>$7,088</text:p>
          </table:table-cell>
          <table:table-cell table:formula="of:=[.$AA4]-[.$AB4]" office:value-type="currency" office:currency="USD" office:value="42670.75625" calcext:value-type="currency">
            <text:p>$42,671</text:p>
          </table:table-cell>
          <table:table-cell table:style-name="ce40" table:formula="of:=[.$AB4]/[.$AA4]" office:value-type="percentage" office:value="0.142447290370125" calcext:value-type="percentage">
            <text:p>14.24%</text:p>
          </table:table-cell>
          <table:table-cell table:formula="of:=SUM([.$H4];[.$L4];[.$N4];[.$S4])-SUM([.$M4];[.$R4];[.$AB4])" office:value-type="currency" office:currency="USD" office:value="57372.4" calcext:value-type="currency">
            <text:p>$57,372</text:p>
          </table:table-cell>
          <table:table-cell table:style-name="ce43" table:formula="of:=[.AF3]*(1+[.$AF$2])" office:value-type="percentage" office:value="0.055125" calcext:value-type="percentage">
            <text:p>5.51% </text:p>
          </table:table-cell>
          <table:table-cell table:formula="of:=[.$AE4]-[.$AE4]*[.$AF4]" office:value-type="currency" office:currency="USD" office:value="54209.74645" calcext:value-type="currency">
            <text:p>$54,210</text:p>
          </table:table-cell>
          <table:table-cell table:formula="of:=[.$AG4]*(1+31.48%)" office:value-type="currency" office:currency="USD" office:value="71274.97463246" calcext:value-type="currency">
            <text:p>$71,27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4]+1" office:value-type="float" office:value="63" calcext:value-type="float">
            <text:p>63</text:p>
          </table:table-cell>
          <table:table-cell table:formula="of:=[.$D4]+1" office:value-type="float" office:value="2025" calcext:value-type="float">
            <text:p>2025</text:p>
          </table:table-cell>
          <table:table-cell table:style-name="ce13" table:formula="of:=MAX([.$E4]+[.$F4]+[.$G4]-[.$H4]; 0)" office:value-type="currency" office:currency="USD" office:value="465995.652734375" calcext:value-type="currency">
            <text:p>$465,996</text:p>
          </table:table-cell>
          <table:table-cell table:style-name="ce13" table:formula="of:=MAX([.$E5]-[.$H5];0)*RRIF_Growth" office:value-type="currency" office:currency="USD" office:value="25279.2391640625" calcext:value-type="currency">
            <text:p>$25,279</text:p>
          </table:table-cell>
          <table:table-cell table:style-name="ce13" table:formula="of:=MAX([.$E5]-[.$H5];0)*RRIF_Yield" office:value-type="currency" office:currency="USD" office:value="6319.80979101563" calcext:value-type="currency">
            <text:p>$6,320</text:p>
          </table:table-cell>
          <table:table-cell table:style-name="ce39" table:formula="of:=MIN([.$H4];[.$E5])" office:value-type="currency" office:currency="USD" office:value="44675" calcext:value-type="currency">
            <text:p>$44,675</text:p>
          </table:table-cell>
          <table:table-cell table:style-name="ce40" office:value-type="percentage" office:value="0.037" calcext:value-type="percentage">
            <text:p>3.70%</text:p>
          </table:table-cell>
          <table:table-cell table:style-name="ce13" table:formula="of:=MAX([.$J4]+[.$K4]+[.$M4]-[.$N4];0)" office:value-type="currency" office:currency="USD" office:value="119101.6" calcext:value-type="currency">
            <text:p>$119,102</text:p>
          </table:table-cell>
          <table:table-cell table:style-name="ce13" table:formula="of:=MAX([.$J5]+[.$M5]-[.$N5];0)*TFSA_Growth" office:value-type="currency" office:currency="USD" office:value="7146.096" calcext:value-type="currency">
            <text:p>$7,146</text:p>
          </table:table-cell>
          <table:table-cell table:style-name="ce13" table:formula="of:=MAX([.$J5]+[.$M5]-[.$N5];0)*TFSA_Yield" office:value-type="currency" office:currency="USD" office:value="1786.524" calcext:value-type="currency">
            <text:p>$1,787</text:p>
          </table:table-cell>
          <table:table-cell table:style-name="ce13" table:formula="of:=[.$M4]" office:value-type="currency" office:currency="USD" office:value="0" calcext:value-type="currency">
            <text:p>$0</text:p>
          </table:table-cell>
          <table:table-cell table:style-name="ce13" table:formula="of:=MIN([.$N4];[.$J5])" office:value-type="currency" office:currency="USD" office:value="0" calcext:value-type="currency">
            <text:p>$0</text:p>
          </table:table-cell>
          <table:table-cell table:style-name="ce13" table:formula="of:=MAX([.$O4]+[.$P4]+[.$R4]-[.$S4];0)" office:value-type="currency" office:currency="USD" office:value="171611.7375" calcext:value-type="currency">
            <text:p>$171,612</text:p>
          </table:table-cell>
          <table:table-cell table:style-name="ce13" table:formula="of:=MAX([.$O5]+[.$R5]-[.$S5];0)*NR_Growth" office:value-type="currency" office:currency="USD" office:value="7675.586875" calcext:value-type="currency">
            <text:p>$7,676</text:p>
          </table:table-cell>
          <table:table-cell table:style-name="ce13" table:formula="of:=MAX([.$O5]+[.$R5]-[.$S5];0)*NR_Yield" office:value-type="currency" office:currency="USD" office:value="3837.7934375" calcext:value-type="currency">
            <text:p>$3,838</text:p>
          </table:table-cell>
          <table:table-cell table:style-name="ce13" table:formula="of:=[.$R4]" office:value-type="currency" office:currency="USD" office:value="0" calcext:value-type="currency">
            <text:p>$0</text:p>
          </table:table-cell>
          <table:table-cell table:style-name="ce13" table:formula="of:=MIN([.$O5];[.$S4])" office:value-type="currency" office:currency="USD" office:value="18100" calcext:value-type="currency">
            <text:p>$18,100</text:p>
          </table:table-cell>
          <table:table-cell table:style-name="ce43" table:formula="of:=[.$T4]*(1+[.$T$2])" office:value-type="percentage" office:value="0.05788125" calcext:value-type="percentage">
            <text:p>5.79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5]+[.$U5]+[.$V5]+[.$W5]" office:value-type="currency" office:currency="USD" office:value="44675" calcext:value-type="currency">
            <text:p>$44,675</text:p>
          </table:table-cell>
          <table:table-cell table:style-name="ce25" table:formula="of:=[.$Q5]" office:value-type="currency" office:currency="USD" office:value="3837.7934375" calcext:value-type="currency">
            <text:p>$3,838</text:p>
          </table:table-cell>
          <table:table-cell table:style-name="ce25" table:formula="of:=[.$S5]*[.$T5]" office:value-type="currency" office:currency="USD" office:value="1047.650625" calcext:value-type="currency">
            <text:p>$1,048</text:p>
          </table:table-cell>
          <table:table-cell table:style-name="ce13" table:formula="of:=SUM([.$X5:.$Z5])" office:value-type="currency" office:currency="USD" office:value="49560.4440625" calcext:value-type="currency">
            <text:p>$49,560</text:p>
          </table:table-cell>
          <table:table-cell office:value-type="currency" office:currency="USD" office:value="7079" calcext:value-type="currency">
            <text:p>$7,079</text:p>
          </table:table-cell>
          <table:table-cell table:formula="of:=[.$AA5]-[.$AB5]" office:value-type="currency" office:currency="USD" office:value="42481.4440625" calcext:value-type="currency">
            <text:p>$42,481</text:p>
          </table:table-cell>
          <table:table-cell table:style-name="ce40" table:formula="of:=[.$AB5]/[.$AA5]" office:value-type="percentage" office:value="0.142835685472728" calcext:value-type="percentage">
            <text:p>14.28%</text:p>
          </table:table-cell>
          <table:table-cell table:formula="of:=SUM([.$H5];[.$L5];[.$N5];[.$S5])-SUM([.$M5];[.$R5];[.$AB5])" office:value-type="currency" office:currency="USD" office:value="57482.524" calcext:value-type="currency">
            <text:p>$57,483</text:p>
          </table:table-cell>
          <table:table-cell table:style-name="ce43" table:formula="of:=[.AF4]*(1+[.$AF$2])" office:value-type="percentage" office:value="0.05788125" calcext:value-type="percentage">
            <text:p>5.79% </text:p>
          </table:table-cell>
          <table:table-cell table:formula="of:=[.$AE5]-[.$AE5]*[.$AF5]" office:value-type="currency" office:currency="USD" office:value="54155.363657725" calcext:value-type="currency">
            <text:p>$54,155</text:p>
          </table:table-cell>
          <table:table-cell table:formula="of:=[.$AG5]*(1+31.48%)" office:value-type="currency" office:currency="USD" office:value="71203.4721371768" calcext:value-type="currency">
            <text:p>$71,203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TFSA Growth</text:p>
          </table:table-cell>
          <table:table-cell table:style-name="ce34" office:value-type="percentage" office:value="0.06" calcext:value-type="percentage">
            <text:p>6.0%</text:p>
          </table:table-cell>
          <table:table-cell table:formula="of:=[.$C5]+1" office:value-type="float" office:value="64" calcext:value-type="float">
            <text:p>64</text:p>
          </table:table-cell>
          <table:table-cell table:formula="of:=[.$D5]+1" office:value-type="float" office:value="2026" calcext:value-type="float">
            <text:p>2026</text:p>
          </table:table-cell>
          <table:table-cell table:style-name="ce13" table:formula="of:=MAX([.$E5]+[.$F5]+[.$G5]-[.$H5]; 0)" office:value-type="currency" office:currency="USD" office:value="452919.701689453" calcext:value-type="currency">
            <text:p>$452,920</text:p>
          </table:table-cell>
          <table:table-cell table:style-name="ce13" table:formula="of:=MAX([.$E6]-[.$H6];0)*RRIF_Growth" office:value-type="currency" office:currency="USD" office:value="24494.6821013672" calcext:value-type="currency">
            <text:p>$24,495</text:p>
          </table:table-cell>
          <table:table-cell table:style-name="ce13" table:formula="of:=MAX([.$E6]-[.$H6];0)*RRIF_Yield" office:value-type="currency" office:currency="USD" office:value="6123.6705253418" calcext:value-type="currency">
            <text:p>$6,124</text:p>
          </table:table-cell>
          <table:table-cell table:style-name="ce39" table:formula="of:=MIN([.$H5];[.$E6])" office:value-type="currency" office:currency="USD" office:value="44675" calcext:value-type="currency">
            <text:p>$44,675</text:p>
          </table:table-cell>
          <table:table-cell table:style-name="ce40" office:value-type="percentage" office:value="0.0385" calcext:value-type="percentage">
            <text:p>3.85%</text:p>
          </table:table-cell>
          <table:table-cell table:style-name="ce13" table:formula="of:=MAX([.$J5]+[.$K5]+[.$M5]-[.$N5];0)" office:value-type="currency" office:currency="USD" office:value="126247.696" calcext:value-type="currency">
            <text:p>$126,248</text:p>
          </table:table-cell>
          <table:table-cell table:style-name="ce13" table:formula="of:=MAX([.$J6]+[.$M6]-[.$N6];0)*TFSA_Growth" office:value-type="currency" office:currency="USD" office:value="7574.86176" calcext:value-type="currency">
            <text:p>$7,575</text:p>
          </table:table-cell>
          <table:table-cell table:style-name="ce13" table:formula="of:=MAX([.$J6]+[.$M6]-[.$N6];0)*TFSA_Yield" office:value-type="currency" office:currency="USD" office:value="1893.71544" calcext:value-type="currency">
            <text:p>$1,894</text:p>
          </table:table-cell>
          <table:table-cell table:style-name="ce13" table:formula="of:=[.$M5]" office:value-type="currency" office:currency="USD" office:value="0" calcext:value-type="currency">
            <text:p>$0</text:p>
          </table:table-cell>
          <table:table-cell table:style-name="ce13" table:formula="of:=MIN([.$N5];[.$J6])" office:value-type="currency" office:currency="USD" office:value="0" calcext:value-type="currency">
            <text:p>$0</text:p>
          </table:table-cell>
          <table:table-cell table:style-name="ce13" table:formula="of:=MAX([.$O5]+[.$P5]+[.$R5]-[.$S5];0)" office:value-type="currency" office:currency="USD" office:value="161187.324375" calcext:value-type="currency">
            <text:p>$161,187</text:p>
          </table:table-cell>
          <table:table-cell table:style-name="ce13" table:formula="of:=MAX([.$O6]+[.$R6]-[.$S6];0)*NR_Growth" office:value-type="currency" office:currency="USD" office:value="7154.36621875" calcext:value-type="currency">
            <text:p>$7,154</text:p>
          </table:table-cell>
          <table:table-cell table:style-name="ce13" table:formula="of:=MAX([.$O6]+[.$R6]-[.$S6];0)*NR_Yield" office:value-type="currency" office:currency="USD" office:value="3577.183109375" calcext:value-type="currency">
            <text:p>$3,577</text:p>
          </table:table-cell>
          <table:table-cell table:style-name="ce13" table:formula="of:=[.$R5]" office:value-type="currency" office:currency="USD" office:value="0" calcext:value-type="currency">
            <text:p>$0</text:p>
          </table:table-cell>
          <table:table-cell table:style-name="ce13" table:formula="of:=MIN([.$O6];[.$S5])" office:value-type="currency" office:currency="USD" office:value="18100" calcext:value-type="currency">
            <text:p>$18,100</text:p>
          </table:table-cell>
          <table:table-cell table:style-name="ce43" table:formula="of:=[.$T5]*(1+[.$T$2])" office:value-type="percentage" office:value="0.0607753125" calcext:value-type="percentage">
            <text:p>6.08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6]+[.$U6]+[.$V6]+[.$W6]" office:value-type="currency" office:currency="USD" office:value="44675" calcext:value-type="currency">
            <text:p>$44,675</text:p>
          </table:table-cell>
          <table:table-cell table:style-name="ce25" table:formula="of:=[.$Q6]" office:value-type="currency" office:currency="USD" office:value="3577.183109375" calcext:value-type="currency">
            <text:p>$3,577</text:p>
          </table:table-cell>
          <table:table-cell table:style-name="ce25" table:formula="of:=[.$S6]*[.$T6]" office:value-type="currency" office:currency="USD" office:value="1100.03315625" calcext:value-type="currency">
            <text:p>$1,100</text:p>
          </table:table-cell>
          <table:table-cell table:style-name="ce13" table:formula="of:=SUM([.$X6:.$Z6])" office:value-type="currency" office:currency="USD" office:value="49352.216265625" calcext:value-type="currency">
            <text:p>$49,352</text:p>
          </table:table-cell>
          <table:table-cell office:value-type="currency" office:currency="USD" office:value="7070" calcext:value-type="currency">
            <text:p>$7,070</text:p>
          </table:table-cell>
          <table:table-cell table:formula="of:=[.$AA6]-[.$AB6]" office:value-type="currency" office:currency="USD" office:value="42282.216265625" calcext:value-type="currency">
            <text:p>$42,282</text:p>
          </table:table-cell>
          <table:table-cell table:style-name="ce40" table:formula="of:=[.$AB6]/[.$AA6]" office:value-type="percentage" office:value="0.143255977846013" calcext:value-type="percentage">
            <text:p>14.33%</text:p>
          </table:table-cell>
          <table:table-cell table:formula="of:=SUM([.$H6];[.$L6];[.$N6];[.$S6])-SUM([.$M6];[.$R6];[.$AB6])" office:value-type="currency" office:currency="USD" office:value="57598.71544" calcext:value-type="currency">
            <text:p>$57,599</text:p>
          </table:table-cell>
          <table:table-cell table:style-name="ce43" table:formula="of:=[.AF5]*(1+[.$AF$2])" office:value-type="percentage" office:value="0.0607753125" calcext:value-type="percentage">
            <text:p>6.08% </text:p>
          </table:table-cell>
          <table:table-cell table:formula="of:=[.$AE6]-[.$AE6]*[.$AF6]" office:value-type="currency" office:currency="USD" office:value="54098.1355095354" calcext:value-type="currency">
            <text:p>$54,098</text:p>
          </table:table-cell>
          <table:table-cell table:formula="of:=[.$AG6]*(1+31.48%)" office:value-type="currency" office:currency="USD" office:value="71128.2285679372" calcext:value-type="currency">
            <text:p>$71,128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TFSA Yield</text:p>
          </table:table-cell>
          <table:table-cell table:style-name="ce34" office:value-type="percentage" office:value="0.015" calcext:value-type="percentage">
            <text:p>1.5%</text:p>
          </table:table-cell>
          <table:table-cell table:formula="of:=[.$C6]+1" office:value-type="float" office:value="65" calcext:value-type="float">
            <text:p>65</text:p>
          </table:table-cell>
          <table:table-cell table:formula="of:=[.$D6]+1" office:value-type="float" office:value="2027" calcext:value-type="float">
            <text:p>2027</text:p>
          </table:table-cell>
          <table:table-cell table:style-name="ce13" table:formula="of:=MAX([.$E6]+[.$F6]+[.$G6]-[.$H6]; 0)" office:value-type="currency" office:currency="USD" office:value="438863.054316162" calcext:value-type="currency">
            <text:p>$438,863</text:p>
          </table:table-cell>
          <table:table-cell table:style-name="ce13" table:formula="of:=MAX([.$E7]-[.$H7];0)*RRIF_Growth" office:value-type="currency" office:currency="USD" office:value="23651.2832589697" calcext:value-type="currency">
            <text:p>$23,651</text:p>
          </table:table-cell>
          <table:table-cell table:style-name="ce13" table:formula="of:=MAX([.$E7]-[.$H7];0)*RRIF_Yield" office:value-type="currency" office:currency="USD" office:value="5912.82081474243" calcext:value-type="currency">
            <text:p>$5,913</text:p>
          </table:table-cell>
          <table:table-cell table:style-name="ce39" table:formula="of:=MIN([.$H6];[.$E7])" office:value-type="currency" office:currency="USD" office:value="44675" calcext:value-type="currency">
            <text:p>$44,675</text:p>
          </table:table-cell>
          <table:table-cell table:style-name="ce40" office:value-type="percentage" office:value="0.04" calcext:value-type="percentage">
            <text:p>4.00%</text:p>
          </table:table-cell>
          <table:table-cell table:style-name="ce13" table:formula="of:=MAX([.$J6]+[.$K6]+[.$M6]-[.$N6];0)" office:value-type="currency" office:currency="USD" office:value="133822.55776" calcext:value-type="currency">
            <text:p>$133,823</text:p>
          </table:table-cell>
          <table:table-cell table:style-name="ce13" table:formula="of:=MAX([.$J7]+[.$M7]-[.$N7];0)*TFSA_Growth" office:value-type="currency" office:currency="USD" office:value="8029.3534656" calcext:value-type="currency">
            <text:p>$8,029</text:p>
          </table:table-cell>
          <table:table-cell table:style-name="ce13" table:formula="of:=MAX([.$J7]+[.$M7]-[.$N7];0)*TFSA_Yield" office:value-type="currency" office:currency="USD" office:value="2007.3383664" calcext:value-type="currency">
            <text:p>$2,007</text:p>
          </table:table-cell>
          <table:table-cell table:style-name="ce13" table:formula="of:=[.$M6]" office:value-type="currency" office:currency="USD" office:value="0" calcext:value-type="currency">
            <text:p>$0</text:p>
          </table:table-cell>
          <table:table-cell table:style-name="ce13" table:formula="of:=MIN([.$N6];[.$J7])" office:value-type="currency" office:currency="USD" office:value="0" calcext:value-type="currency">
            <text:p>$0</text:p>
          </table:table-cell>
          <table:table-cell table:style-name="ce13" table:formula="of:=MAX([.$O6]+[.$P6]+[.$R6]-[.$S6];0)" office:value-type="currency" office:currency="USD" office:value="150241.69059375" calcext:value-type="currency">
            <text:p>$150,242</text:p>
          </table:table-cell>
          <table:table-cell table:style-name="ce13" table:formula="of:=MAX([.$O7]+[.$R7]-[.$S7];0)*NR_Growth" office:value-type="currency" office:currency="USD" office:value="6607.0845296875" calcext:value-type="currency">
            <text:p>$6,607</text:p>
          </table:table-cell>
          <table:table-cell table:style-name="ce13" table:formula="of:=MAX([.$O7]+[.$R7]-[.$S7];0)*NR_Yield" office:value-type="currency" office:currency="USD" office:value="3303.54226484375" calcext:value-type="currency">
            <text:p>$3,304</text:p>
          </table:table-cell>
          <table:table-cell table:style-name="ce13" table:formula="of:=[.$R6]" office:value-type="currency" office:currency="USD" office:value="0" calcext:value-type="currency">
            <text:p>$0</text:p>
          </table:table-cell>
          <table:table-cell table:style-name="ce13" table:formula="of:=MIN([.$O7];[.$S6])" office:value-type="currency" office:currency="USD" office:value="18100" calcext:value-type="currency">
            <text:p>$18,100</text:p>
          </table:table-cell>
          <table:table-cell table:style-name="ce43" table:formula="of:=[.$T6]*(1+[.$T$2])" office:value-type="percentage" office:value="0.063814078125" calcext:value-type="percentage">
            <text:p>6.38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7]+[.$U7]+[.$V7]+[.$W7]" office:value-type="currency" office:currency="USD" office:value="44675" calcext:value-type="currency">
            <text:p>$44,675</text:p>
          </table:table-cell>
          <table:table-cell table:style-name="ce25" table:formula="of:=[.$Q7]" office:value-type="currency" office:currency="USD" office:value="3303.54226484375" calcext:value-type="currency">
            <text:p>$3,304</text:p>
          </table:table-cell>
          <table:table-cell table:style-name="ce25" table:formula="of:=[.$S7]*[.$T7]" office:value-type="currency" office:currency="USD" office:value="1155.0348140625" calcext:value-type="currency">
            <text:p>$1,155</text:p>
          </table:table-cell>
          <table:table-cell table:style-name="ce13" table:formula="of:=SUM([.$X7:.$Z7])" office:value-type="currency" office:currency="USD" office:value="49133.5770789063" calcext:value-type="currency">
            <text:p>$49,134</text:p>
          </table:table-cell>
          <table:table-cell office:value-type="currency" office:currency="USD" office:value="7061" calcext:value-type="currency">
            <text:p>$7,061</text:p>
          </table:table-cell>
          <table:table-cell table:formula="of:=[.$AA7]-[.$AB7]" office:value-type="currency" office:currency="USD" office:value="42072.5770789063" calcext:value-type="currency">
            <text:p>$42,073</text:p>
          </table:table-cell>
          <table:table-cell table:style-name="ce40" table:formula="of:=[.$AB7]/[.$AA7]" office:value-type="percentage" office:value="0.143710277569662" calcext:value-type="percentage">
            <text:p>14.37%</text:p>
          </table:table-cell>
          <table:table-cell table:formula="of:=SUM([.$H7];[.$L7];[.$N7];[.$S7])-SUM([.$M7];[.$R7];[.$AB7])" office:value-type="currency" office:currency="USD" office:value="57721.3383664" calcext:value-type="currency">
            <text:p>$57,721</text:p>
          </table:table-cell>
          <table:table-cell table:style-name="ce43" table:formula="of:=[.AF6]*(1+[.$AF$2])" office:value-type="percentage" office:value="0.063814078125" calcext:value-type="percentage">
            <text:p>6.38% </text:p>
          </table:table-cell>
          <table:table-cell table:formula="of:=[.$AE7]-[.$AE7]*[.$AF7]" office:value-type="currency" office:currency="USD" office:value="54037.904370407" calcext:value-type="currency">
            <text:p>$54,038</text:p>
          </table:table-cell>
          <table:table-cell table:formula="of:=[.$AG7]*(1+31.48%)" office:value-type="currency" office:currency="USD" office:value="71049.0366662111" calcext:value-type="currency">
            <text:p>$71,04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7]+1" office:value-type="float" office:value="66" calcext:value-type="float">
            <text:p>66</text:p>
          </table:table-cell>
          <table:table-cell table:formula="of:=[.$D7]+1" office:value-type="float" office:value="2028" calcext:value-type="float">
            <text:p>2028</text:p>
          </table:table-cell>
          <table:table-cell table:style-name="ce13" table:formula="of:=MAX([.$E7]+[.$F7]+[.$G7]-[.$H7]; 0)" office:value-type="currency" office:currency="USD" office:value="423752.158389874" calcext:value-type="currency">
            <text:p>$423,752</text:p>
          </table:table-cell>
          <table:table-cell table:style-name="ce13" table:formula="of:=MAX([.$E8]-[.$H8];0)*RRIF_Growth" office:value-type="currency" office:currency="USD" office:value="22744.6295033925" calcext:value-type="currency">
            <text:p>$22,745</text:p>
          </table:table-cell>
          <table:table-cell table:style-name="ce13" table:formula="of:=MAX([.$E8]-[.$H8];0)*RRIF_Yield" office:value-type="currency" office:currency="USD" office:value="5686.15737584811" calcext:value-type="currency">
            <text:p>$5,686</text:p>
          </table:table-cell>
          <table:table-cell table:style-name="ce39" table:formula="of:=MIN([.$H7];[.$E8])" office:value-type="currency" office:currency="USD" office:value="44675" calcext:value-type="currency">
            <text:p>$44,675</text:p>
          </table:table-cell>
          <table:table-cell table:style-name="ce40" office:value-type="percentage" office:value="0.0417" calcext:value-type="percentage">
            <text:p>4.17%</text:p>
          </table:table-cell>
          <table:table-cell table:style-name="ce13" table:formula="of:=MAX([.$J7]+[.$K7]+[.$M7]-[.$N7];0)" office:value-type="currency" office:currency="USD" office:value="141851.9112256" calcext:value-type="currency">
            <text:p>$141,852</text:p>
          </table:table-cell>
          <table:table-cell table:style-name="ce13" table:formula="of:=MAX([.$J8]+[.$M8]-[.$N8];0)*TFSA_Growth" office:value-type="currency" office:currency="USD" office:value="8511.114673536" calcext:value-type="currency">
            <text:p>$8,511</text:p>
          </table:table-cell>
          <table:table-cell table:style-name="ce13" table:formula="of:=MAX([.$J8]+[.$M8]-[.$N8];0)*TFSA_Yield" office:value-type="currency" office:currency="USD" office:value="2127.778668384" calcext:value-type="currency">
            <text:p>$2,128</text:p>
          </table:table-cell>
          <table:table-cell table:style-name="ce13" table:formula="of:=[.$M7]" office:value-type="currency" office:currency="USD" office:value="0" calcext:value-type="currency">
            <text:p>$0</text:p>
          </table:table-cell>
          <table:table-cell table:style-name="ce13" table:formula="of:=MIN([.$N7];[.$J8])" office:value-type="currency" office:currency="USD" office:value="0" calcext:value-type="currency">
            <text:p>$0</text:p>
          </table:table-cell>
          <table:table-cell table:style-name="ce13" table:formula="of:=MAX([.$O7]+[.$P7]+[.$R7]-[.$S7];0)" office:value-type="currency" office:currency="USD" office:value="138748.775123437" calcext:value-type="currency">
            <text:p>$138,749</text:p>
          </table:table-cell>
          <table:table-cell table:style-name="ce13" table:formula="of:=MAX([.$O8]+[.$R8]-[.$S8];0)*NR_Growth" office:value-type="currency" office:currency="USD" office:value="6032.43875617188" calcext:value-type="currency">
            <text:p>$6,032</text:p>
          </table:table-cell>
          <table:table-cell table:style-name="ce13" table:formula="of:=MAX([.$O8]+[.$R8]-[.$S8];0)*NR_Yield" office:value-type="currency" office:currency="USD" office:value="3016.21937808594" calcext:value-type="currency">
            <text:p>$3,016</text:p>
          </table:table-cell>
          <table:table-cell table:style-name="ce13" table:formula="of:=[.$R7]" office:value-type="currency" office:currency="USD" office:value="0" calcext:value-type="currency">
            <text:p>$0</text:p>
          </table:table-cell>
          <table:table-cell table:style-name="ce13" table:formula="of:=MIN([.$O8];[.$S7])" office:value-type="currency" office:currency="USD" office:value="18100" calcext:value-type="currency">
            <text:p>$18,100</text:p>
          </table:table-cell>
          <table:table-cell table:style-name="ce43" table:formula="of:=[.$T7]*(1+[.$T$2])" office:value-type="percentage" office:value="0.06700478203125" calcext:value-type="percentage">
            <text:p>6.70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8]+[.$U8]+[.$V8]+[.$W8]" office:value-type="currency" office:currency="USD" office:value="44675" calcext:value-type="currency">
            <text:p>$44,675</text:p>
          </table:table-cell>
          <table:table-cell table:style-name="ce25" table:formula="of:=[.$Q8]" office:value-type="currency" office:currency="USD" office:value="3016.21937808594" calcext:value-type="currency">
            <text:p>$3,016</text:p>
          </table:table-cell>
          <table:table-cell table:style-name="ce25" table:formula="of:=[.$S8]*[.$T8]" office:value-type="currency" office:currency="USD" office:value="1212.78655476563" calcext:value-type="currency">
            <text:p>$1,213</text:p>
          </table:table-cell>
          <table:table-cell table:style-name="ce13" table:formula="of:=SUM([.$X8:.$Z8])" office:value-type="currency" office:currency="USD" office:value="48904.0059328516" calcext:value-type="currency">
            <text:p>$48,904</text:p>
          </table:table-cell>
          <table:table-cell office:value-type="currency" office:currency="USD" office:value="7051" calcext:value-type="currency">
            <text:p>$7,051</text:p>
          </table:table-cell>
          <table:table-cell table:formula="of:=[.$AA8]-[.$AB8]" office:value-type="currency" office:currency="USD" office:value="41853.0059328516" calcext:value-type="currency">
            <text:p>$41,853</text:p>
          </table:table-cell>
          <table:table-cell table:style-name="ce40" table:formula="of:=[.$AB8]/[.$AA8]" office:value-type="percentage" office:value="0.144180417646797" calcext:value-type="percentage">
            <text:p>14.42%</text:p>
          </table:table-cell>
          <table:table-cell table:formula="of:=SUM([.$H8];[.$L8];[.$N8];[.$S8])-SUM([.$M8];[.$R8];[.$AB8])" office:value-type="currency" office:currency="USD" office:value="57851.778668384" calcext:value-type="currency">
            <text:p>$57,852</text:p>
          </table:table-cell>
          <table:table-cell table:style-name="ce43" table:formula="of:=[.AF7]*(1+[.$AF$2])" office:value-type="percentage" office:value="0.06700478203125" calcext:value-type="percentage">
            <text:p>6.70% </text:p>
          </table:table-cell>
          <table:table-cell table:formula="of:=[.$AE8]-[.$AE8]*[.$AF8]" office:value-type="currency" office:currency="USD" office:value="53975.4328485888" calcext:value-type="currency">
            <text:p>$53,975</text:p>
          </table:table-cell>
          <table:table-cell table:formula="of:=[.$AG8]*(1+31.48%)" office:value-type="currency" office:currency="USD" office:value="70966.8991093246" calcext:value-type="currency">
            <text:p>$70,967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NR Growth</text:p>
          </table:table-cell>
          <table:table-cell table:style-name="ce34" office:value-type="percentage" office:value="0.05" calcext:value-type="percentage">
            <text:p>5.0%</text:p>
          </table:table-cell>
          <table:table-cell table:formula="of:=[.$C8]+1" office:value-type="float" office:value="67" calcext:value-type="float">
            <text:p>67</text:p>
          </table:table-cell>
          <table:table-cell table:formula="of:=[.$D8]+1" office:value-type="float" office:value="2029" calcext:value-type="float">
            <text:p>2029</text:p>
          </table:table-cell>
          <table:table-cell table:style-name="ce13" table:formula="of:=MAX([.$E8]+[.$F8]+[.$G8]-[.$H8]; 0)" office:value-type="currency" office:currency="USD" office:value="407507.945269115" calcext:value-type="currency">
            <text:p>$407,508</text:p>
          </table:table-cell>
          <table:table-cell table:style-name="ce13" table:formula="of:=MAX([.$E9]-[.$H9];0)*RRIF_Growth" office:value-type="currency" office:currency="USD" office:value="21769.9767161469" calcext:value-type="currency">
            <text:p>$21,770</text:p>
          </table:table-cell>
          <table:table-cell table:style-name="ce13" table:formula="of:=MAX([.$E9]-[.$H9];0)*RRIF_Yield" office:value-type="currency" office:currency="USD" office:value="5442.49417903672" calcext:value-type="currency">
            <text:p>$5,442</text:p>
          </table:table-cell>
          <table:table-cell table:style-name="ce39" table:formula="of:=MIN([.$H8];[.$E9])" office:value-type="currency" office:currency="USD" office:value="44675" calcext:value-type="currency">
            <text:p>$44,675</text:p>
          </table:table-cell>
          <table:table-cell table:style-name="ce40" office:value-type="percentage" office:value="0.0435" calcext:value-type="percentage">
            <text:p>4.35%</text:p>
          </table:table-cell>
          <table:table-cell table:style-name="ce13" table:formula="of:=MAX([.$J8]+[.$K8]+[.$M8]-[.$N8];0)" office:value-type="currency" office:currency="USD" office:value="150363.025899136" calcext:value-type="currency">
            <text:p>$150,363</text:p>
          </table:table-cell>
          <table:table-cell table:style-name="ce13" table:formula="of:=MAX([.$J9]+[.$M9]-[.$N9];0)*TFSA_Growth" office:value-type="currency" office:currency="USD" office:value="9021.78155394816" calcext:value-type="currency">
            <text:p>$9,022</text:p>
          </table:table-cell>
          <table:table-cell table:style-name="ce13" table:formula="of:=MAX([.$J9]+[.$M9]-[.$N9];0)*TFSA_Yield" office:value-type="currency" office:currency="USD" office:value="2255.44538848704" calcext:value-type="currency">
            <text:p>$2,255</text:p>
          </table:table-cell>
          <table:table-cell table:style-name="ce13" table:formula="of:=[.$M8]" office:value-type="currency" office:currency="USD" office:value="0" calcext:value-type="currency">
            <text:p>$0</text:p>
          </table:table-cell>
          <table:table-cell table:style-name="ce13" table:formula="of:=MIN([.$N8];[.$J9])" office:value-type="currency" office:currency="USD" office:value="0" calcext:value-type="currency">
            <text:p>$0</text:p>
          </table:table-cell>
          <table:table-cell table:style-name="ce13" table:formula="of:=MAX([.$O8]+[.$P8]+[.$R8]-[.$S8];0)" office:value-type="currency" office:currency="USD" office:value="126681.213879609" calcext:value-type="currency">
            <text:p>$126,681</text:p>
          </table:table-cell>
          <table:table-cell table:style-name="ce13" table:formula="of:=MAX([.$O9]+[.$R9]-[.$S9];0)*NR_Growth" office:value-type="currency" office:currency="USD" office:value="5429.06069398047" calcext:value-type="currency">
            <text:p>$5,429</text:p>
          </table:table-cell>
          <table:table-cell table:style-name="ce13" table:formula="of:=MAX([.$O9]+[.$R9]-[.$S9];0)*NR_Yield" office:value-type="currency" office:currency="USD" office:value="2714.53034699023" calcext:value-type="currency">
            <text:p>$2,715</text:p>
          </table:table-cell>
          <table:table-cell table:style-name="ce13" table:formula="of:=[.$R8]" office:value-type="currency" office:currency="USD" office:value="0" calcext:value-type="currency">
            <text:p>$0</text:p>
          </table:table-cell>
          <table:table-cell table:style-name="ce13" table:formula="of:=MIN([.$O9];[.$S8])" office:value-type="currency" office:currency="USD" office:value="18100" calcext:value-type="currency">
            <text:p>$18,100</text:p>
          </table:table-cell>
          <table:table-cell table:style-name="ce43" table:formula="of:=[.$T8]*(1+[.$T$2])" office:value-type="percentage" office:value="0.0703550211328125" calcext:value-type="percentage">
            <text:p>7.04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9]+[.$U9]+[.$V9]+[.$W9]" office:value-type="currency" office:currency="USD" office:value="44675" calcext:value-type="currency">
            <text:p>$44,675</text:p>
          </table:table-cell>
          <table:table-cell table:style-name="ce25" table:formula="of:=[.$Q9]" office:value-type="currency" office:currency="USD" office:value="2714.53034699023" calcext:value-type="currency">
            <text:p>$2,715</text:p>
          </table:table-cell>
          <table:table-cell table:style-name="ce25" table:formula="of:=[.$S9]*[.$T9]" office:value-type="currency" office:currency="USD" office:value="1273.42588250391" calcext:value-type="currency">
            <text:p>$1,273</text:p>
          </table:table-cell>
          <table:table-cell table:style-name="ce13" table:formula="of:=SUM([.$X9:.$Z9])" office:value-type="currency" office:currency="USD" office:value="48662.9562294941" calcext:value-type="currency">
            <text:p>$48,663</text:p>
          </table:table-cell>
          <table:table-cell office:value-type="currency" office:currency="USD" office:value="7041" calcext:value-type="currency">
            <text:p>$7,041</text:p>
          </table:table-cell>
          <table:table-cell table:formula="of:=[.$AA9]-[.$AB9]" office:value-type="currency" office:currency="USD" office:value="41621.9562294941" calcext:value-type="currency">
            <text:p>$41,622</text:p>
          </table:table-cell>
          <table:table-cell table:style-name="ce40" table:formula="of:=[.$AB9]/[.$AA9]" office:value-type="percentage" office:value="0.144689113558878" calcext:value-type="percentage">
            <text:p>14.47%</text:p>
          </table:table-cell>
          <table:table-cell table:formula="of:=SUM([.$H9];[.$L9];[.$N9];[.$S9])-SUM([.$M9];[.$R9];[.$AB9])" office:value-type="currency" office:currency="USD" office:value="57989.445388487" calcext:value-type="currency">
            <text:p>$57,989</text:p>
          </table:table-cell>
          <table:table-cell table:style-name="ce43" table:formula="of:=[.AF8]*(1+[.$AF$2])" office:value-type="percentage" office:value="0.0703550211328125" calcext:value-type="percentage">
            <text:p>7.04% </text:p>
          </table:table-cell>
          <table:table-cell table:formula="of:=[.$AE9]-[.$AE9]*[.$AF9]" office:value-type="currency" office:currency="USD" office:value="53909.5967327" calcext:value-type="currency">
            <text:p>$53,910</text:p>
          </table:table-cell>
          <table:table-cell table:formula="of:=[.$AG9]*(1+31.48%)" office:value-type="currency" office:currency="USD" office:value="70880.3377841539" calcext:value-type="currency">
            <text:p>$70,880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NR Yield</text:p>
          </table:table-cell>
          <table:table-cell table:style-name="ce34" office:value-type="percentage" office:value="0.025" calcext:value-type="percentage">
            <text:p>2.5%</text:p>
          </table:table-cell>
          <table:table-cell table:formula="of:=[.$C9]+1" office:value-type="float" office:value="68" calcext:value-type="float">
            <text:p>68</text:p>
          </table:table-cell>
          <table:table-cell table:formula="of:=[.$D9]+1" office:value-type="float" office:value="2030" calcext:value-type="float">
            <text:p>2030</text:p>
          </table:table-cell>
          <table:table-cell table:style-name="ce13" table:formula="of:=MAX([.$E9]+[.$F9]+[.$G9]-[.$H9]; 0)" office:value-type="currency" office:currency="USD" office:value="390045.416164298" calcext:value-type="currency">
            <text:p>$390,045</text:p>
          </table:table-cell>
          <table:table-cell table:style-name="ce13" table:formula="of:=MAX([.$E10]-[.$H10];0)*RRIF_Growth" office:value-type="currency" office:currency="USD" office:value="20722.2249698579" calcext:value-type="currency">
            <text:p>$20,722</text:p>
          </table:table-cell>
          <table:table-cell table:style-name="ce13" table:formula="of:=MAX([.$E10]-[.$H10];0)*RRIF_Yield" office:value-type="currency" office:currency="USD" office:value="5180.55624246447" calcext:value-type="currency">
            <text:p>$5,181</text:p>
          </table:table-cell>
          <table:table-cell table:style-name="ce39" table:formula="of:=MIN([.$H9];[.$E10])" office:value-type="currency" office:currency="USD" office:value="44675" calcext:value-type="currency">
            <text:p>$44,675</text:p>
          </table:table-cell>
          <table:table-cell table:style-name="ce40" office:value-type="percentage" office:value="0.0455" calcext:value-type="percentage">
            <text:p>4.55%</text:p>
          </table:table-cell>
          <table:table-cell table:style-name="ce13" table:formula="of:=MAX([.$J9]+[.$K9]+[.$M9]-[.$N9];0)" office:value-type="currency" office:currency="USD" office:value="159384.807453084" calcext:value-type="currency">
            <text:p>$159,385</text:p>
          </table:table-cell>
          <table:table-cell table:style-name="ce13" table:formula="of:=MAX([.$J10]+[.$M10]-[.$N10];0)*TFSA_Growth" office:value-type="currency" office:currency="USD" office:value="9563.08844718505" calcext:value-type="currency">
            <text:p>$9,563</text:p>
          </table:table-cell>
          <table:table-cell table:style-name="ce13" table:formula="of:=MAX([.$J10]+[.$M10]-[.$N10];0)*TFSA_Yield" office:value-type="currency" office:currency="USD" office:value="2390.77211179626" calcext:value-type="currency">
            <text:p>$2,391</text:p>
          </table:table-cell>
          <table:table-cell table:style-name="ce13" table:formula="of:=[.$M9]" office:value-type="currency" office:currency="USD" office:value="0" calcext:value-type="currency">
            <text:p>$0</text:p>
          </table:table-cell>
          <table:table-cell table:style-name="ce13" table:formula="of:=MIN([.$N9];[.$J10])" office:value-type="currency" office:currency="USD" office:value="0" calcext:value-type="currency">
            <text:p>$0</text:p>
          </table:table-cell>
          <table:table-cell table:style-name="ce13" table:formula="of:=MAX([.$O9]+[.$P9]+[.$R9]-[.$S9];0)" office:value-type="currency" office:currency="USD" office:value="114010.27457359" calcext:value-type="currency">
            <text:p>$114,010</text:p>
          </table:table-cell>
          <table:table-cell table:style-name="ce13" table:formula="of:=MAX([.$O10]+[.$R10]-[.$S10];0)*NR_Growth" office:value-type="currency" office:currency="USD" office:value="4795.51372867949" calcext:value-type="currency">
            <text:p>$4,796</text:p>
          </table:table-cell>
          <table:table-cell table:style-name="ce13" table:formula="of:=MAX([.$O10]+[.$R10]-[.$S10];0)*NR_Yield" office:value-type="currency" office:currency="USD" office:value="2397.75686433975" calcext:value-type="currency">
            <text:p>$2,398</text:p>
          </table:table-cell>
          <table:table-cell table:style-name="ce13" table:formula="of:=[.$R9]" office:value-type="currency" office:currency="USD" office:value="0" calcext:value-type="currency">
            <text:p>$0</text:p>
          </table:table-cell>
          <table:table-cell table:style-name="ce13" table:formula="of:=MIN([.$O10];[.$S9])" office:value-type="currency" office:currency="USD" office:value="18100" calcext:value-type="currency">
            <text:p>$18,100</text:p>
          </table:table-cell>
          <table:table-cell table:style-name="ce43" table:formula="of:=[.$T9]*(1+[.$T$2])" office:value-type="percentage" office:value="0.0738727721894532" calcext:value-type="percentage">
            <text:p>7.39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10]+[.$U10]+[.$V10]+[.$W10]" office:value-type="currency" office:currency="USD" office:value="44675" calcext:value-type="currency">
            <text:p>$44,675</text:p>
          </table:table-cell>
          <table:table-cell table:style-name="ce25" table:formula="of:=[.$Q10]" office:value-type="currency" office:currency="USD" office:value="2397.75686433975" calcext:value-type="currency">
            <text:p>$2,398</text:p>
          </table:table-cell>
          <table:table-cell table:style-name="ce25" table:formula="of:=[.$S10]*[.$T10]" office:value-type="currency" office:currency="USD" office:value="1337.0971766291" calcext:value-type="currency">
            <text:p>$1,337</text:p>
          </table:table-cell>
          <table:table-cell table:style-name="ce13" table:formula="of:=SUM([.$X10:.$Z10])" office:value-type="currency" office:currency="USD" office:value="48409.8540409689" calcext:value-type="currency">
            <text:p>$48,410</text:p>
          </table:table-cell>
          <table:table-cell office:value-type="currency" office:currency="USD" office:value="7050" calcext:value-type="currency">
            <text:p>$7,050</text:p>
          </table:table-cell>
          <table:table-cell table:formula="of:=[.$AA10]-[.$AB10]" office:value-type="currency" office:currency="USD" office:value="41359.8540409689" calcext:value-type="currency">
            <text:p>$41,360</text:p>
          </table:table-cell>
          <table:table-cell table:style-name="ce40" table:formula="of:=[.$AB10]/[.$AA10]" office:value-type="percentage" office:value="0.145631507048826" calcext:value-type="percentage">
            <text:p>14.56%</text:p>
          </table:table-cell>
          <table:table-cell table:formula="of:=SUM([.$H10];[.$L10];[.$N10];[.$S10])-SUM([.$M10];[.$R10];[.$AB10])" office:value-type="currency" office:currency="USD" office:value="58115.7721117963" calcext:value-type="currency">
            <text:p>$58,116</text:p>
          </table:table-cell>
          <table:table-cell table:style-name="ce43" table:formula="of:=[.AF9]*(1+[.$AF$2])" office:value-type="percentage" office:value="0.0738727721894532" calcext:value-type="percentage">
            <text:p>7.39% </text:p>
          </table:table-cell>
          <table:table-cell table:formula="of:=[.$AE10]-[.$AE10]*[.$AF10]" office:value-type="currency" office:currency="USD" office:value="53822.5989179674" calcext:value-type="currency">
            <text:p>$53,823</text:p>
          </table:table-cell>
          <table:table-cell table:formula="of:=[.$AG10]*(1+31.48%)" office:value-type="currency" office:currency="USD" office:value="70765.9530573435" calcext:value-type="currency">
            <text:p>$70,76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0]+1" office:value-type="float" office:value="69" calcext:value-type="float">
            <text:p>69</text:p>
          </table:table-cell>
          <table:table-cell table:formula="of:=[.$D10]+1" office:value-type="float" office:value="2031" calcext:value-type="float">
            <text:p>2031</text:p>
          </table:table-cell>
          <table:table-cell table:style-name="ce13" table:formula="of:=MAX([.$E10]+[.$F10]+[.$G10]-[.$H10]; 0)" office:value-type="currency" office:currency="USD" office:value="371273.197376621" calcext:value-type="currency">
            <text:p>$371,273</text:p>
          </table:table-cell>
          <table:table-cell table:style-name="ce13" table:formula="of:=MAX([.$E11]-[.$H11];0)*RRIF_Growth" office:value-type="currency" office:currency="USD" office:value="19595.8918425972" calcext:value-type="currency">
            <text:p>$19,596</text:p>
          </table:table-cell>
          <table:table-cell table:style-name="ce13" table:formula="of:=MAX([.$E11]-[.$H11];0)*RRIF_Yield" office:value-type="currency" office:currency="USD" office:value="4898.97296064931" calcext:value-type="currency">
            <text:p>$4,899</text:p>
          </table:table-cell>
          <table:table-cell table:style-name="ce39" table:formula="of:=MIN([.$H10];[.$E11])" office:value-type="currency" office:currency="USD" office:value="44675" calcext:value-type="currency">
            <text:p>$44,675</text:p>
          </table:table-cell>
          <table:table-cell table:style-name="ce40" office:value-type="percentage" office:value="0.0476" calcext:value-type="percentage">
            <text:p>4.76%</text:p>
          </table:table-cell>
          <table:table-cell table:style-name="ce13" table:formula="of:=MAX([.$J10]+[.$K10]+[.$M10]-[.$N10];0)" office:value-type="currency" office:currency="USD" office:value="168947.895900269" calcext:value-type="currency">
            <text:p>$168,948</text:p>
          </table:table-cell>
          <table:table-cell table:style-name="ce13" table:formula="of:=MAX([.$J11]+[.$M11]-[.$N11];0)*TFSA_Growth" office:value-type="currency" office:currency="USD" office:value="10136.8737540162" calcext:value-type="currency">
            <text:p>$10,137</text:p>
          </table:table-cell>
          <table:table-cell table:style-name="ce13" table:formula="of:=MAX([.$J11]+[.$M11]-[.$N11];0)*TFSA_Yield" office:value-type="currency" office:currency="USD" office:value="2534.21843850404" calcext:value-type="currency">
            <text:p>$2,534</text:p>
          </table:table-cell>
          <table:table-cell table:style-name="ce13" table:formula="of:=[.$M10]" office:value-type="currency" office:currency="USD" office:value="0" calcext:value-type="currency">
            <text:p>$0</text:p>
          </table:table-cell>
          <table:table-cell table:style-name="ce13" table:formula="of:=MIN([.$N10];[.$J11])" office:value-type="currency" office:currency="USD" office:value="0" calcext:value-type="currency">
            <text:p>$0</text:p>
          </table:table-cell>
          <table:table-cell table:style-name="ce13" table:formula="of:=MAX([.$O10]+[.$P10]+[.$R10]-[.$S10];0)" office:value-type="currency" office:currency="USD" office:value="100705.788302269" calcext:value-type="currency">
            <text:p>$100,706</text:p>
          </table:table-cell>
          <table:table-cell table:style-name="ce13" table:formula="of:=MAX([.$O11]+[.$R11]-[.$S11];0)*NR_Growth" office:value-type="currency" office:currency="USD" office:value="4130.28941511347" calcext:value-type="currency">
            <text:p>$4,130</text:p>
          </table:table-cell>
          <table:table-cell table:style-name="ce13" table:formula="of:=MAX([.$O11]+[.$R11]-[.$S11];0)*NR_Yield" office:value-type="currency" office:currency="USD" office:value="2065.14470755673" calcext:value-type="currency">
            <text:p>$2,065</text:p>
          </table:table-cell>
          <table:table-cell table:style-name="ce13" table:formula="of:=[.$R10]" office:value-type="currency" office:currency="USD" office:value="0" calcext:value-type="currency">
            <text:p>$0</text:p>
          </table:table-cell>
          <table:table-cell table:style-name="ce13" table:formula="of:=MIN([.$O11];[.$S10])" office:value-type="currency" office:currency="USD" office:value="18100" calcext:value-type="currency">
            <text:p>$18,100</text:p>
          </table:table-cell>
          <table:table-cell table:style-name="ce43" table:formula="of:=[.$T10]*(1+[.$T$2])" office:value-type="percentage" office:value="0.0775664107989258" calcext:value-type="percentage">
            <text:p>7.76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$H11]+[.$U11]+[.$V11]+[.$W11]" office:value-type="currency" office:currency="USD" office:value="44675" calcext:value-type="currency">
            <text:p>$44,675</text:p>
          </table:table-cell>
          <table:table-cell table:style-name="ce25" table:formula="of:=[.$Q11]" office:value-type="currency" office:currency="USD" office:value="2065.14470755673" calcext:value-type="currency">
            <text:p>$2,065</text:p>
          </table:table-cell>
          <table:table-cell table:style-name="ce25" table:formula="of:=[.$S11]*[.$T11]" office:value-type="currency" office:currency="USD" office:value="1403.95203546056" calcext:value-type="currency">
            <text:p>$1,404</text:p>
          </table:table-cell>
          <table:table-cell table:style-name="ce13" table:formula="of:=SUM([.$X11:.$Z11])" office:value-type="currency" office:currency="USD" office:value="48144.0967430173" calcext:value-type="currency">
            <text:p>$48,144</text:p>
          </table:table-cell>
          <table:table-cell office:value-type="currency" office:currency="USD" office:value="6969" calcext:value-type="currency">
            <text:p>$6,969</text:p>
          </table:table-cell>
          <table:table-cell table:formula="of:=[.$AA11]-[.$AB11]" office:value-type="currency" office:currency="USD" office:value="41175.0967430173" calcext:value-type="currency">
            <text:p>$41,175</text:p>
          </table:table-cell>
          <table:table-cell table:style-name="ce40" table:formula="of:=[.$AB11]/[.$AA11]" office:value-type="percentage" office:value="0.144752949405178" calcext:value-type="percentage">
            <text:p>14.48%</text:p>
          </table:table-cell>
          <table:table-cell table:formula="of:=SUM([.$H11];[.$L11];[.$N11];[.$S11])-SUM([.$M11];[.$R11];[.$AB11])" office:value-type="currency" office:currency="USD" office:value="58340.218438504" calcext:value-type="currency">
            <text:p>$58,340</text:p>
          </table:table-cell>
          <table:table-cell table:style-name="ce43" table:formula="of:=[.AF10]*(1+[.$AF$2])" office:value-type="percentage" office:value="0.0775664107989258" calcext:value-type="percentage">
            <text:p>7.76% </text:p>
          </table:table-cell>
          <table:table-cell table:formula="of:=[.$AE11]-[.$AE11]*[.$AF11]" office:value-type="currency" office:currency="USD" office:value="53814.977089004" calcext:value-type="currency">
            <text:p>$53,815</text:p>
          </table:table-cell>
          <table:table-cell table:formula="of:=[.$AG11]*(1+31.48%)" office:value-type="currency" office:currency="USD" office:value="70755.9318766224" calcext:value-type="currency">
            <text:p>$70,756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CPP Per Month</text:p>
          </table:table-cell>
          <table:table-cell table:style-name="ce25" office:value-type="currency" office:currency="USD" office:value="2000" calcext:value-type="currency">
            <text:p>$2,000</text:p>
          </table:table-cell>
          <table:table-cell table:formula="of:=[.$C11]+1" office:value-type="float" office:value="70" calcext:value-type="float">
            <text:p>70</text:p>
          </table:table-cell>
          <table:table-cell table:formula="of:=[.$D11]+1" office:value-type="float" office:value="2032" calcext:value-type="float">
            <text:p>2032</text:p>
          </table:table-cell>
          <table:table-cell table:style-name="ce13" table:formula="of:=MAX([.$E11]+[.$F11]+[.$G11]-[.$H11]; 0)" office:value-type="currency" office:currency="USD" office:value="351093.062179867" calcext:value-type="currency">
            <text:p>$351,093</text:p>
          </table:table-cell>
          <table:table-cell table:style-name="ce13" table:formula="of:=MAX([.$E12]-[.$H12];0)*RRIF_Growth" office:value-type="currency" office:currency="USD" office:value="18385.083730792" calcext:value-type="currency">
            <text:p>$18,385</text:p>
          </table:table-cell>
          <table:table-cell table:style-name="ce13" table:formula="of:=MAX([.$E12]-[.$H12];0)*RRIF_Yield" office:value-type="currency" office:currency="USD" office:value="4596.27093269801" calcext:value-type="currency">
            <text:p>$4,596</text:p>
          </table:table-cell>
          <table:table-cell table:style-name="ce39" table:formula="of:=MIN([.$H11];[.$E12])" office:value-type="currency" office:currency="USD" office:value="44675" calcext:value-type="currency">
            <text:p>$44,675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13" table:formula="of:=MAX([.$J11]+[.$K11]+[.$M11]-[.$N11];0)" office:value-type="currency" office:currency="USD" office:value="179084.769654285" calcext:value-type="currency">
            <text:p>$179,085</text:p>
          </table:table-cell>
          <table:table-cell table:style-name="ce13" table:formula="of:=MAX([.$J12]+[.$M12]-[.$N12];0)*TFSA_Growth" office:value-type="currency" office:currency="USD" office:value="9455.08617925712" calcext:value-type="currency">
            <text:p>$9,455</text:p>
          </table:table-cell>
          <table:table-cell table:style-name="ce13" table:formula="of:=MAX([.$J12]+[.$M12]-[.$N12];0)*TFSA_Yield" office:value-type="currency" office:currency="USD" office:value="2363.77154481428" calcext:value-type="currency">
            <text:p>$2,364</text:p>
          </table:table-cell>
          <table:table-cell table:style-name="ce13" table:formula="of:=[.$M11]" office:value-type="currency" office:currency="USD" office:value="0" calcext:value-type="currency">
            <text:p>$0</text:p>
          </table:table-cell>
          <table:table-cell table:style-name="ce13" office:value-type="currency" office:currency="USD" office:value="21500" calcext:value-type="currency">
            <text:p>$21,500</text:p>
          </table:table-cell>
          <table:table-cell table:style-name="ce13" table:formula="of:=MAX([.$O11]+[.$P11]+[.$R11]-[.$S11];0)" office:value-type="currency" office:currency="USD" office:value="86736.0777173828" calcext:value-type="currency">
            <text:p>$86,736</text:p>
          </table:table-cell>
          <table:table-cell table:style-name="ce13" table:formula="of:=MAX([.$O12]+[.$R12]-[.$S12];0)*NR_Growth" office:value-type="currency" office:currency="USD" office:value="3836.80388586914" calcext:value-type="currency">
            <text:p>$3,837</text:p>
          </table:table-cell>
          <table:table-cell table:style-name="ce13" table:formula="of:=MAX([.$O12]+[.$R12]-[.$S12];0)*NR_Yield" office:value-type="currency" office:currency="USD" office:value="1918.40194293457" calcext:value-type="currency">
            <text:p>$1,918</text:p>
          </table:table-cell>
          <table:table-cell table:style-name="ce13" table:formula="of:=[.$R11]" office:value-type="currency" office:currency="USD" office:value="0" calcext:value-type="currency">
            <text:p>$0</text:p>
          </table:table-cell>
          <table:table-cell table:style-name="ce13" office:value-type="currency" office:currency="USD" office:value="10000" calcext:value-type="currency">
            <text:p>$10,000</text:p>
          </table:table-cell>
          <table:table-cell table:style-name="ce43" table:formula="of:=[.$T11]*(1+[.$T$2])" office:value-type="percentage" office:value="0.0814447313388721" calcext:value-type="percentage">
            <text:p>8.14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2]+[.$U12]+[.$V12]+[.$W12]" office:value-type="currency" office:currency="USD" office:value="80675" calcext:value-type="currency">
            <text:p>$80,675</text:p>
          </table:table-cell>
          <table:table-cell table:style-name="ce25" table:formula="of:=[.$Q12]" office:value-type="currency" office:currency="USD" office:value="1918.40194293457" calcext:value-type="currency">
            <text:p>$1,918</text:p>
          </table:table-cell>
          <table:table-cell table:style-name="ce25" table:formula="of:=[.$S12]*[.$T12]" office:value-type="currency" office:currency="USD" office:value="814.447313388721" calcext:value-type="currency">
            <text:p>$814</text:p>
          </table:table-cell>
          <table:table-cell table:style-name="ce13" table:formula="of:=SUM([.$X12:.$Z12])" office:value-type="currency" office:currency="USD" office:value="83407.8492563233" calcext:value-type="currency">
            <text:p>$83,408</text:p>
          </table:table-cell>
          <table:table-cell office:value-type="currency" office:currency="USD" office:value="17823" calcext:value-type="currency">
            <text:p>$17,823</text:p>
          </table:table-cell>
          <table:table-cell table:formula="of:=[.$AA12]-[.$AB12]" office:value-type="currency" office:currency="USD" office:value="65584.8492563233" calcext:value-type="currency">
            <text:p>$65,585</text:p>
          </table:table-cell>
          <table:table-cell table:style-name="ce40" table:formula="of:=[.$AB12]/[.$AA12]" office:value-type="percentage" office:value="0.213684924847152" calcext:value-type="percentage">
            <text:p>21.37%</text:p>
          </table:table-cell>
          <table:table-cell table:formula="of:=SUM([.$H12];[.$L12];[.$N12];[.$S12])-SUM([.$M12];[.$R12];[.$AB12])" office:value-type="currency" office:currency="USD" office:value="60715.7715448143" calcext:value-type="currency">
            <text:p>$60,716</text:p>
          </table:table-cell>
          <table:table-cell table:style-name="ce43" table:formula="of:=[.AF11]*(1+[.$AF$2])" office:value-type="percentage" office:value="0.0814447313388721" calcext:value-type="percentage">
            <text:p>8.14% </text:p>
          </table:table-cell>
          <table:table-cell table:formula="of:=[.$AE12]-[.$AE12]*[.$AF12]" office:value-type="currency" office:currency="USD" office:value="55770.7918433146" calcext:value-type="currency">
            <text:p>$55,771</text:p>
          </table:table-cell>
          <table:table-cell table:formula="of:=[.$AG12]*(1+31.48%)" office:value-type="currency" office:currency="USD" office:value="73327.43711559" calcext:value-type="currency">
            <text:p>$73,327</text:p>
          </table:table-cell>
          <table:table-cell table:number-columns-repeated="990"/>
        </table:table-row>
        <table:table-row table:style-name="ro2">
          <table:table-cell table:style-name="ce20" office:value-type="string" calcext:value-type="string">
            <text:p>OAS Per Month</text:p>
          </table:table-cell>
          <table:table-cell table:style-name="ce25" office:value-type="currency" office:currency="USD" office:value="1000" calcext:value-type="currency">
            <text:p>$1,000</text:p>
          </table:table-cell>
          <table:table-cell table:formula="of:=[.$C12]+1" office:value-type="float" office:value="71" calcext:value-type="float">
            <text:p>71</text:p>
          </table:table-cell>
          <table:table-cell table:formula="of:=[.$D12]+1" office:value-type="float" office:value="2033" calcext:value-type="float">
            <text:p>2033</text:p>
          </table:table-cell>
          <table:table-cell table:style-name="ce13" table:formula="of:=MAX([.$E12]+[.$F12]+[.$G12]-[.$H12]; 0)" office:value-type="currency" office:currency="USD" office:value="329399.416843357" calcext:value-type="currency">
            <text:p>$329,399</text:p>
          </table:table-cell>
          <table:table-cell table:style-name="ce13" table:formula="of:=MAX([.$E13]-[.$H13];0)*RRIF_Growth" office:value-type="currency" office:currency="USD" office:value="17083.4650106014" calcext:value-type="currency">
            <text:p>$17,083</text:p>
          </table:table-cell>
          <table:table-cell table:style-name="ce13" table:formula="of:=MAX([.$E13]-[.$H13];0)*RRIF_Yield" office:value-type="currency" office:currency="USD" office:value="4270.86625265036" calcext:value-type="currency">
            <text:p>$4,271</text:p>
          </table:table-cell>
          <table:table-cell table:style-name="ce39" table:formula="of:=MIN([.$H12];[.$E13])" office:value-type="currency" office:currency="USD" office:value="44675" calcext:value-type="currency">
            <text:p>$44,675</text:p>
          </table:table-cell>
          <table:table-cell table:style-name="ce40" office:value-type="percentage" office:value="0.0528" calcext:value-type="percentage">
            <text:p>5.28%</text:p>
          </table:table-cell>
          <table:table-cell table:style-name="ce13" table:formula="of:=MAX([.$J12]+[.$K12]+[.$M12]-[.$N12];0)" office:value-type="currency" office:currency="USD" office:value="167039.855833543" calcext:value-type="currency">
            <text:p>$167,040</text:p>
          </table:table-cell>
          <table:table-cell table:style-name="ce13" table:formula="of:=MAX([.$J13]+[.$M13]-[.$N13];0)*TFSA_Growth" office:value-type="currency" office:currency="USD" office:value="8732.39135001255" calcext:value-type="currency">
            <text:p>$8,732</text:p>
          </table:table-cell>
          <table:table-cell table:style-name="ce13" table:formula="of:=MAX([.$J13]+[.$M13]-[.$N13];0)*TFSA_Yield" office:value-type="currency" office:currency="USD" office:value="2183.09783750314" calcext:value-type="currency">
            <text:p>$2,183</text:p>
          </table:table-cell>
          <table:table-cell table:style-name="ce13" table:formula="of:=[.$M12]" office:value-type="currency" office:currency="USD" office:value="0" calcext:value-type="currency">
            <text:p>$0</text:p>
          </table:table-cell>
          <table:table-cell table:style-name="ce13" table:formula="of:=MIN([.$N12];[.$J13])" office:value-type="currency" office:currency="USD" office:value="21500" calcext:value-type="currency">
            <text:p>$21,500</text:p>
          </table:table-cell>
          <table:table-cell table:style-name="ce13" table:formula="of:=MAX([.$O12]+[.$P12]+[.$R12]-[.$S12];0)" office:value-type="currency" office:currency="USD" office:value="80572.8816032519" calcext:value-type="currency">
            <text:p>$80,573</text:p>
          </table:table-cell>
          <table:table-cell table:style-name="ce13" table:formula="of:=MAX([.$O13]+[.$R13]-[.$S13];0)*NR_Growth" office:value-type="currency" office:currency="USD" office:value="3528.6440801626" calcext:value-type="currency">
            <text:p>$3,529</text:p>
          </table:table-cell>
          <table:table-cell table:style-name="ce13" table:formula="of:=MAX([.$O13]+[.$R13]-[.$S13];0)*NR_Yield" office:value-type="currency" office:currency="USD" office:value="1764.3220400813" calcext:value-type="currency">
            <text:p>$1,764</text:p>
          </table:table-cell>
          <table:table-cell table:style-name="ce13" table:formula="of:=[.$R12]" office:value-type="currency" office:currency="USD" office:value="0" calcext:value-type="currency">
            <text:p>$0</text:p>
          </table:table-cell>
          <table:table-cell table:style-name="ce13" table:formula="of:=MIN([.$O13];[.$S12])" office:value-type="currency" office:currency="USD" office:value="10000" calcext:value-type="currency">
            <text:p>$10,000</text:p>
          </table:table-cell>
          <table:table-cell table:style-name="ce43" table:formula="of:=[.$T12]*(1+[.$T$2])" office:value-type="percentage" office:value="0.0855169679058157" calcext:value-type="percentage">
            <text:p>8.55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3]+[.$U13]+[.$V13]+[.$W13]" office:value-type="currency" office:currency="USD" office:value="80675" calcext:value-type="currency">
            <text:p>$80,675</text:p>
          </table:table-cell>
          <table:table-cell table:style-name="ce25" table:formula="of:=[.$Q13]" office:value-type="currency" office:currency="USD" office:value="1764.3220400813" calcext:value-type="currency">
            <text:p>$1,764</text:p>
          </table:table-cell>
          <table:table-cell table:style-name="ce25" table:formula="of:=[.$S13]*[.$T13]" office:value-type="currency" office:currency="USD" office:value="855.169679058157" calcext:value-type="currency">
            <text:p>$855</text:p>
          </table:table-cell>
          <table:table-cell table:style-name="ce13" table:formula="of:=SUM([.$X13:.$Z13])" office:value-type="currency" office:currency="USD" office:value="83294.4917191395" calcext:value-type="currency">
            <text:p>$83,294</text:p>
          </table:table-cell>
          <table:table-cell office:value-type="currency" office:currency="USD" office:value="17816" calcext:value-type="currency">
            <text:p>$17,816</text:p>
          </table:table-cell>
          <table:table-cell table:formula="of:=[.$AA13]-[.$AB13]" office:value-type="currency" office:currency="USD" office:value="65478.4917191395" calcext:value-type="currency">
            <text:p>$65,478</text:p>
          </table:table-cell>
          <table:table-cell table:style-name="ce40" table:formula="of:=[.$AB13]/[.$AA13]" office:value-type="percentage" office:value="0.213891694784257" calcext:value-type="percentage">
            <text:p>21.39%</text:p>
          </table:table-cell>
          <table:table-cell table:formula="of:=SUM([.$H13];[.$L13];[.$N13];[.$S13])-SUM([.$M13];[.$R13];[.$AB13])" office:value-type="currency" office:currency="USD" office:value="60542.0978375031" calcext:value-type="currency">
            <text:p>$60,542</text:p>
          </table:table-cell>
          <table:table-cell table:style-name="ce43" table:formula="of:=[.AF12]*(1+[.$AF$2])" office:value-type="percentage" office:value="0.0855169679058157" calcext:value-type="percentage">
            <text:p>8.55% </text:p>
          </table:table-cell>
          <table:table-cell table:formula="of:=[.$AE13]-[.$AE13]*[.$AF13]" office:value-type="currency" office:currency="USD" office:value="55364.7211997826" calcext:value-type="currency">
            <text:p>$55,365</text:p>
          </table:table-cell>
          <table:table-cell table:formula="of:=[.$AG13]*(1+31.48%)" office:value-type="currency" office:currency="USD" office:value="72793.5354334742" calcext:value-type="currency">
            <text:p>$72,7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3]+1" office:value-type="float" office:value="72" calcext:value-type="float">
            <text:p>72</text:p>
          </table:table-cell>
          <table:table-cell table:formula="of:=[.$D13]+1" office:value-type="float" office:value="2034" calcext:value-type="float">
            <text:p>2034</text:p>
          </table:table-cell>
          <table:table-cell table:style-name="ce13" table:formula="of:=MAX([.$E13]+[.$F13]+[.$G13]-[.$H13]; 0)" office:value-type="currency" office:currency="USD" office:value="306078.748106609" calcext:value-type="currency">
            <text:p>$306,079</text:p>
          </table:table-cell>
          <table:table-cell table:style-name="ce13" table:formula="of:=MAX([.$E14]-[.$H14];0)*RRIF_Growth" office:value-type="currency" office:currency="USD" office:value="15684.2248863965" calcext:value-type="currency">
            <text:p>$15,684</text:p>
          </table:table-cell>
          <table:table-cell table:style-name="ce13" table:formula="of:=MAX([.$E14]-[.$H14];0)*RRIF_Yield" office:value-type="currency" office:currency="USD" office:value="3921.05622159913" calcext:value-type="currency">
            <text:p>$3,921</text:p>
          </table:table-cell>
          <table:table-cell table:style-name="ce39" table:formula="of:=MIN([.$H13];[.$E14])" office:value-type="currency" office:currency="USD" office:value="44675" calcext:value-type="currency">
            <text:p>$44,675</text:p>
          </table:table-cell>
          <table:table-cell table:style-name="ce40" office:value-type="percentage" office:value="0.054" calcext:value-type="percentage">
            <text:p>5.40%</text:p>
          </table:table-cell>
          <table:table-cell table:style-name="ce13" table:formula="of:=MAX([.$J13]+[.$K13]+[.$M13]-[.$N13];0)" office:value-type="currency" office:currency="USD" office:value="154272.247183555" calcext:value-type="currency">
            <text:p>$154,272</text:p>
          </table:table-cell>
          <table:table-cell table:style-name="ce13" table:formula="of:=MAX([.$J14]+[.$M14]-[.$N14];0)*TFSA_Growth" office:value-type="currency" office:currency="USD" office:value="7966.33483101331" calcext:value-type="currency">
            <text:p>$7,966</text:p>
          </table:table-cell>
          <table:table-cell table:style-name="ce13" table:formula="of:=MAX([.$J14]+[.$M14]-[.$N14];0)*TFSA_Yield" office:value-type="currency" office:currency="USD" office:value="1991.58370775333" calcext:value-type="currency">
            <text:p>$1,992</text:p>
          </table:table-cell>
          <table:table-cell table:style-name="ce13" table:formula="of:=[.$M13]" office:value-type="currency" office:currency="USD" office:value="0" calcext:value-type="currency">
            <text:p>$0</text:p>
          </table:table-cell>
          <table:table-cell table:style-name="ce13" table:formula="of:=MIN([.$N13];[.$J14])" office:value-type="currency" office:currency="USD" office:value="21500" calcext:value-type="currency">
            <text:p>$21,500</text:p>
          </table:table-cell>
          <table:table-cell table:style-name="ce13" table:formula="of:=MAX([.$O13]+[.$P13]+[.$R13]-[.$S13];0)" office:value-type="currency" office:currency="USD" office:value="74101.5256834145" calcext:value-type="currency">
            <text:p>$74,102</text:p>
          </table:table-cell>
          <table:table-cell table:style-name="ce13" table:formula="of:=MAX([.$O14]+[.$R14]-[.$S14];0)*NR_Growth" office:value-type="currency" office:currency="USD" office:value="3205.07628417073" calcext:value-type="currency">
            <text:p>$3,205</text:p>
          </table:table-cell>
          <table:table-cell table:style-name="ce13" table:formula="of:=MAX([.$O14]+[.$R14]-[.$S14];0)*NR_Yield" office:value-type="currency" office:currency="USD" office:value="1602.53814208536" calcext:value-type="currency">
            <text:p>$1,603</text:p>
          </table:table-cell>
          <table:table-cell table:style-name="ce13" table:formula="of:=[.$R13]" office:value-type="currency" office:currency="USD" office:value="0" calcext:value-type="currency">
            <text:p>$0</text:p>
          </table:table-cell>
          <table:table-cell table:style-name="ce13" table:formula="of:=MIN([.$O14];[.$S13])" office:value-type="currency" office:currency="USD" office:value="10000" calcext:value-type="currency">
            <text:p>$10,000</text:p>
          </table:table-cell>
          <table:table-cell table:style-name="ce43" table:formula="of:=[.$T13]*(1+[.$T$2])" office:value-type="percentage" office:value="0.0897928163011065" calcext:value-type="percentage">
            <text:p>8.98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4]+[.$U14]+[.$V14]+[.$W14]" office:value-type="currency" office:currency="USD" office:value="80675" calcext:value-type="currency">
            <text:p>$80,675</text:p>
          </table:table-cell>
          <table:table-cell table:style-name="ce25" table:formula="of:=[.$Q14]" office:value-type="currency" office:currency="USD" office:value="1602.53814208536" calcext:value-type="currency">
            <text:p>$1,603</text:p>
          </table:table-cell>
          <table:table-cell table:style-name="ce25" table:formula="of:=[.$S14]*[.$T14]" office:value-type="currency" office:currency="USD" office:value="897.928163011065" calcext:value-type="currency">
            <text:p>$898</text:p>
          </table:table-cell>
          <table:table-cell table:style-name="ce13" table:formula="of:=SUM([.$X14:.$Z14])" office:value-type="currency" office:currency="USD" office:value="83175.4663050964" calcext:value-type="currency">
            <text:p>$83,175</text:p>
          </table:table-cell>
          <table:table-cell office:value-type="currency" office:currency="USD" office:value="17808" calcext:value-type="currency">
            <text:p>$17,808</text:p>
          </table:table-cell>
          <table:table-cell table:formula="of:=[.$AA14]-[.$AB14]" office:value-type="currency" office:currency="USD" office:value="65367.4663050964" calcext:value-type="currency">
            <text:p>$65,367</text:p>
          </table:table-cell>
          <table:table-cell table:style-name="ce40" table:formula="of:=[.$AB14]/[.$AA14]" office:value-type="percentage" office:value="0.214101594990503" calcext:value-type="percentage">
            <text:p>21.41%</text:p>
          </table:table-cell>
          <table:table-cell table:formula="of:=SUM([.$H14];[.$L14];[.$N14];[.$S14])-SUM([.$M14];[.$R14];[.$AB14])" office:value-type="currency" office:currency="USD" office:value="60358.5837077533" calcext:value-type="currency">
            <text:p>$60,359</text:p>
          </table:table-cell>
          <table:table-cell table:style-name="ce43" table:formula="of:=[.AF13]*(1+[.$AF$2])" office:value-type="percentage" office:value="0.0897928163011065" calcext:value-type="percentage">
            <text:p>8.98% </text:p>
          </table:table-cell>
          <table:table-cell table:formula="of:=[.$AE14]-[.$AE14]*[.$AF14]" office:value-type="currency" office:currency="USD" office:value="54938.8164886881" calcext:value-type="currency">
            <text:p>$54,939</text:p>
          </table:table-cell>
          <table:table-cell table:formula="of:=[.$AG14]*(1+31.48%)" office:value-type="currency" office:currency="USD" office:value="72233.5559193271" calcext:value-type="currency">
            <text:p>$72,23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4]+1" office:value-type="float" office:value="73" calcext:value-type="float">
            <text:p>73</text:p>
          </table:table-cell>
          <table:table-cell table:formula="of:=[.$D14]+1" office:value-type="float" office:value="2035" calcext:value-type="float">
            <text:p>2035</text:p>
          </table:table-cell>
          <table:table-cell table:style-name="ce13" table:formula="of:=MAX([.$E14]+[.$F14]+[.$G14]-[.$H14]; 0)" office:value-type="currency" office:currency="USD" office:value="281009.029214605" calcext:value-type="currency">
            <text:p>$281,009</text:p>
          </table:table-cell>
          <table:table-cell table:style-name="ce13" table:formula="of:=MAX([.$E15]-[.$H15];0)*RRIF_Growth" office:value-type="currency" office:currency="USD" office:value="14180.0417528763" calcext:value-type="currency">
            <text:p>$14,180</text:p>
          </table:table-cell>
          <table:table-cell table:style-name="ce13" table:formula="of:=MAX([.$E15]-[.$H15];0)*RRIF_Yield" office:value-type="currency" office:currency="USD" office:value="3545.01043821907" calcext:value-type="currency">
            <text:p>$3,545</text:p>
          </table:table-cell>
          <table:table-cell table:style-name="ce39" table:formula="of:=MIN([.$H14];[.$E15])" office:value-type="currency" office:currency="USD" office:value="44675" calcext:value-type="currency">
            <text:p>$44,675</text:p>
          </table:table-cell>
          <table:table-cell table:style-name="ce40" office:value-type="percentage" office:value="0.0553" calcext:value-type="percentage">
            <text:p>5.53%</text:p>
          </table:table-cell>
          <table:table-cell table:style-name="ce13" table:formula="of:=MAX([.$J14]+[.$K14]+[.$M14]-[.$N14];0)" office:value-type="currency" office:currency="USD" office:value="140738.582014568" calcext:value-type="currency">
            <text:p>$140,739</text:p>
          </table:table-cell>
          <table:table-cell table:style-name="ce13" table:formula="of:=MAX([.$J15]+[.$M15]-[.$N15];0)*TFSA_Growth" office:value-type="currency" office:currency="USD" office:value="7154.3149208741" calcext:value-type="currency">
            <text:p>$7,154</text:p>
          </table:table-cell>
          <table:table-cell table:style-name="ce13" table:formula="of:=MAX([.$J15]+[.$M15]-[.$N15];0)*TFSA_Yield" office:value-type="currency" office:currency="USD" office:value="1788.57873021853" calcext:value-type="currency">
            <text:p>$1,789</text:p>
          </table:table-cell>
          <table:table-cell table:style-name="ce13" table:formula="of:=[.$M14]" office:value-type="currency" office:currency="USD" office:value="0" calcext:value-type="currency">
            <text:p>$0</text:p>
          </table:table-cell>
          <table:table-cell table:style-name="ce13" table:formula="of:=MIN([.$N14];[.$J15])" office:value-type="currency" office:currency="USD" office:value="21500" calcext:value-type="currency">
            <text:p>$21,500</text:p>
          </table:table-cell>
          <table:table-cell table:style-name="ce13" table:formula="of:=MAX([.$O14]+[.$P14]+[.$R14]-[.$S14];0)" office:value-type="currency" office:currency="USD" office:value="67306.6019675853" calcext:value-type="currency">
            <text:p>$67,307</text:p>
          </table:table-cell>
          <table:table-cell table:style-name="ce13" table:formula="of:=MAX([.$O15]+[.$R15]-[.$S15];0)*NR_Growth" office:value-type="currency" office:currency="USD" office:value="2865.33009837926" calcext:value-type="currency">
            <text:p>$2,865</text:p>
          </table:table-cell>
          <table:table-cell table:style-name="ce13" table:formula="of:=MAX([.$O15]+[.$R15]-[.$S15];0)*NR_Yield" office:value-type="currency" office:currency="USD" office:value="1432.66504918963" calcext:value-type="currency">
            <text:p>$1,433</text:p>
          </table:table-cell>
          <table:table-cell table:style-name="ce13" table:formula="of:=[.$R14]" office:value-type="currency" office:currency="USD" office:value="0" calcext:value-type="currency">
            <text:p>$0</text:p>
          </table:table-cell>
          <table:table-cell table:style-name="ce13" table:formula="of:=MIN([.$O15];[.$S14])" office:value-type="currency" office:currency="USD" office:value="10000" calcext:value-type="currency">
            <text:p>$10,000</text:p>
          </table:table-cell>
          <table:table-cell table:style-name="ce43" table:formula="of:=[.$T14]*(1+[.$T$2])" office:value-type="percentage" office:value="0.0942824571161619" calcext:value-type="percentage">
            <text:p>9.43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5]+[.$U15]+[.$V15]+[.$W15]" office:value-type="currency" office:currency="USD" office:value="80675" calcext:value-type="currency">
            <text:p>$80,675</text:p>
          </table:table-cell>
          <table:table-cell table:style-name="ce25" table:formula="of:=[.$Q15]" office:value-type="currency" office:currency="USD" office:value="1432.66504918963" calcext:value-type="currency">
            <text:p>$1,433</text:p>
          </table:table-cell>
          <table:table-cell table:style-name="ce25" table:formula="of:=[.$S15]*[.$T15]" office:value-type="currency" office:currency="USD" office:value="942.824571161619" calcext:value-type="currency">
            <text:p>$943</text:p>
          </table:table-cell>
          <table:table-cell table:style-name="ce13" table:formula="of:=SUM([.$X15:.$Z15])" office:value-type="currency" office:currency="USD" office:value="83050.4896203512" calcext:value-type="currency">
            <text:p>$83,050</text:p>
          </table:table-cell>
          <table:table-cell office:value-type="currency" office:currency="USD" office:value="17800" calcext:value-type="currency">
            <text:p>$17,800</text:p>
          </table:table-cell>
          <table:table-cell table:formula="of:=[.$AA15]-[.$AB15]" office:value-type="currency" office:currency="USD" office:value="65250.4896203512" calcext:value-type="currency">
            <text:p>$65,250</text:p>
          </table:table-cell>
          <table:table-cell table:style-name="ce40" table:formula="of:=[.$AB15]/[.$AA15]" office:value-type="percentage" office:value="0.214327454074854" calcext:value-type="percentage">
            <text:p>21.43%</text:p>
          </table:table-cell>
          <table:table-cell table:formula="of:=SUM([.$H15];[.$L15];[.$N15];[.$S15])-SUM([.$M15];[.$R15];[.$AB15])" office:value-type="currency" office:currency="USD" office:value="60163.5787302185" calcext:value-type="currency">
            <text:p>$60,164</text:p>
          </table:table-cell>
          <table:table-cell table:style-name="ce43" table:formula="of:=[.AF14]*(1+[.$AF$2])" office:value-type="percentage" office:value="0.0942824571161619" calcext:value-type="percentage">
            <text:p>9.43% </text:p>
          </table:table-cell>
          <table:table-cell table:formula="of:=[.$AE15]-[.$AE15]*[.$AF15]" office:value-type="currency" office:currency="USD" office:value="54491.2086986319" calcext:value-type="currency">
            <text:p>$54,491</text:p>
          </table:table-cell>
          <table:table-cell table:formula="of:=[.$AG15]*(1+31.48%)" office:value-type="currency" office:currency="USD" office:value="71645.0411969612" calcext:value-type="currency">
            <text:p>$71,64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5]+1" office:value-type="float" office:value="74" calcext:value-type="float">
            <text:p>74</text:p>
          </table:table-cell>
          <table:table-cell table:formula="of:=[.$D15]+1" office:value-type="float" office:value="2036" calcext:value-type="float">
            <text:p>2036</text:p>
          </table:table-cell>
          <table:table-cell table:style-name="ce13" table:formula="of:=MAX([.$E15]+[.$F15]+[.$G15]-[.$H15]; 0)" office:value-type="currency" office:currency="USD" office:value="254059.0814057" calcext:value-type="currency">
            <text:p>$254,059</text:p>
          </table:table-cell>
          <table:table-cell table:style-name="ce13" table:formula="of:=MAX([.$E16]-[.$H16];0)*RRIF_Growth" office:value-type="currency" office:currency="USD" office:value="12563.044884342" calcext:value-type="currency">
            <text:p>$12,563</text:p>
          </table:table-cell>
          <table:table-cell table:style-name="ce13" table:formula="of:=MAX([.$E16]-[.$H16];0)*RRIF_Yield" office:value-type="currency" office:currency="USD" office:value="3140.7612210855" calcext:value-type="currency">
            <text:p>$3,141</text:p>
          </table:table-cell>
          <table:table-cell table:style-name="ce39" table:formula="of:=MIN([.$H15];[.$E16])" office:value-type="currency" office:currency="USD" office:value="44675" calcext:value-type="currency">
            <text:p>$44,675</text:p>
          </table:table-cell>
          <table:table-cell table:style-name="ce40" office:value-type="percentage" office:value="0.0567" calcext:value-type="percentage">
            <text:p>5.67%</text:p>
          </table:table-cell>
          <table:table-cell table:style-name="ce13" table:formula="of:=MAX([.$J15]+[.$K15]+[.$M15]-[.$N15];0)" office:value-type="currency" office:currency="USD" office:value="126392.896935443" calcext:value-type="currency">
            <text:p>$126,393</text:p>
          </table:table-cell>
          <table:table-cell table:style-name="ce13" table:formula="of:=MAX([.$J16]+[.$M16]-[.$N16];0)*TFSA_Growth" office:value-type="currency" office:currency="USD" office:value="6293.57381612655" calcext:value-type="currency">
            <text:p>$6,294</text:p>
          </table:table-cell>
          <table:table-cell table:style-name="ce13" table:formula="of:=MAX([.$J16]+[.$M16]-[.$N16];0)*TFSA_Yield" office:value-type="currency" office:currency="USD" office:value="1573.39345403164" calcext:value-type="currency">
            <text:p>$1,573</text:p>
          </table:table-cell>
          <table:table-cell table:style-name="ce13" table:formula="of:=[.$M15]" office:value-type="currency" office:currency="USD" office:value="0" calcext:value-type="currency">
            <text:p>$0</text:p>
          </table:table-cell>
          <table:table-cell table:style-name="ce13" table:formula="of:=MIN([.$N15];[.$J16])" office:value-type="currency" office:currency="USD" office:value="21500" calcext:value-type="currency">
            <text:p>$21,500</text:p>
          </table:table-cell>
          <table:table-cell table:style-name="ce13" table:formula="of:=MAX([.$O15]+[.$P15]+[.$R15]-[.$S15];0)" office:value-type="currency" office:currency="USD" office:value="60171.9320659645" calcext:value-type="currency">
            <text:p>$60,172</text:p>
          </table:table-cell>
          <table:table-cell table:style-name="ce13" table:formula="of:=MAX([.$O16]+[.$R16]-[.$S16];0)*NR_Growth" office:value-type="currency" office:currency="USD" office:value="2508.59660329823" calcext:value-type="currency">
            <text:p>$2,509</text:p>
          </table:table-cell>
          <table:table-cell table:style-name="ce13" table:formula="of:=MAX([.$O16]+[.$R16]-[.$S16];0)*NR_Yield" office:value-type="currency" office:currency="USD" office:value="1254.29830164911" calcext:value-type="currency">
            <text:p>$1,254</text:p>
          </table:table-cell>
          <table:table-cell table:style-name="ce13" table:formula="of:=[.$R15]" office:value-type="currency" office:currency="USD" office:value="0" calcext:value-type="currency">
            <text:p>$0</text:p>
          </table:table-cell>
          <table:table-cell table:style-name="ce13" table:formula="of:=MIN([.$O16];[.$S15])" office:value-type="currency" office:currency="USD" office:value="10000" calcext:value-type="currency">
            <text:p>$10,000</text:p>
          </table:table-cell>
          <table:table-cell table:style-name="ce43" table:formula="of:=[.$T15]*(1+[.$T$2])" office:value-type="percentage" office:value="0.09899657997197" calcext:value-type="percentage">
            <text:p>9.90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6]+[.$U16]+[.$V16]+[.$W16]" office:value-type="currency" office:currency="USD" office:value="80675" calcext:value-type="currency">
            <text:p>$80,675</text:p>
          </table:table-cell>
          <table:table-cell table:style-name="ce25" table:formula="of:=[.$Q16]" office:value-type="currency" office:currency="USD" office:value="1254.29830164911" calcext:value-type="currency">
            <text:p>$1,254</text:p>
          </table:table-cell>
          <table:table-cell table:style-name="ce25" table:formula="of:=[.$S16]*[.$T16]" office:value-type="currency" office:currency="USD" office:value="989.9657997197" calcext:value-type="currency">
            <text:p>$990</text:p>
          </table:table-cell>
          <table:table-cell table:style-name="ce13" table:formula="of:=SUM([.$X16:.$Z16])" office:value-type="currency" office:currency="USD" office:value="82919.2641013688" calcext:value-type="currency">
            <text:p>$82,919</text:p>
          </table:table-cell>
          <table:table-cell office:value-type="currency" office:currency="USD" office:value="17792" calcext:value-type="currency">
            <text:p>$17,792</text:p>
          </table:table-cell>
          <table:table-cell table:formula="of:=[.$AA16]-[.$AB16]" office:value-type="currency" office:currency="USD" office:value="65127.2641013688" calcext:value-type="currency">
            <text:p>$65,127</text:p>
          </table:table-cell>
          <table:table-cell table:style-name="ce40" table:formula="of:=[.$AB16]/[.$AA16]" office:value-type="percentage" office:value="0.214570162830308" calcext:value-type="percentage">
            <text:p>21.46%</text:p>
          </table:table-cell>
          <table:table-cell table:formula="of:=SUM([.$H16];[.$L16];[.$N16];[.$S16])-SUM([.$M16];[.$R16];[.$AB16])" office:value-type="currency" office:currency="USD" office:value="59956.3934540316" calcext:value-type="currency">
            <text:p>$59,956</text:p>
          </table:table-cell>
          <table:table-cell table:style-name="ce43" table:formula="of:=[.AF15]*(1+[.$AF$2])" office:value-type="percentage" office:value="0.09899657997197" calcext:value-type="percentage">
            <text:p>9.90% </text:p>
          </table:table-cell>
          <table:table-cell table:formula="of:=[.$AE16]-[.$AE16]*[.$AF16]" office:value-type="currency" office:currency="USD" office:value="54020.9155546287" calcext:value-type="currency">
            <text:p>$54,021</text:p>
          </table:table-cell>
          <table:table-cell table:formula="of:=[.$AG16]*(1+31.48%)" office:value-type="currency" office:currency="USD" office:value="71026.6997712258" calcext:value-type="currency">
            <text:p>$71,027</text:p>
          </table:table-cell>
          <table:table-cell table:number-columns-repeated="990"/>
        </table:table-row>
        <table:table-row table:style-name="ro3">
          <table:table-cell table:number-columns-repeated="2"/>
          <table:table-cell table:formula="of:=[.$C16]+1" office:value-type="float" office:value="75" calcext:value-type="float">
            <text:p>75</text:p>
          </table:table-cell>
          <table:table-cell table:formula="of:=[.$D16]+1" office:value-type="float" office:value="2037" calcext:value-type="float">
            <text:p>2037</text:p>
          </table:table-cell>
          <table:table-cell table:style-name="ce13" table:formula="of:=MAX([.$E16]+[.$F16]+[.$G16]-[.$H16]; 0)" office:value-type="currency" office:currency="USD" office:value="225087.887511127" calcext:value-type="currency">
            <text:p>$225,088</text:p>
          </table:table-cell>
          <table:table-cell table:style-name="ce13" table:formula="of:=MAX([.$E17]-[.$H17];0)*RRIF_Growth" office:value-type="currency" office:currency="USD" office:value="10824.7732506676" calcext:value-type="currency">
            <text:p>$10,825</text:p>
          </table:table-cell>
          <table:table-cell table:style-name="ce13" table:formula="of:=MAX([.$E17]-[.$H17];0)*RRIF_Yield" office:value-type="currency" office:currency="USD" office:value="2706.19331266691" calcext:value-type="currency">
            <text:p>$2,706</text:p>
          </table:table-cell>
          <table:table-cell table:style-name="ce39" table:formula="of:=MIN([.$H16];[.$E17])" office:value-type="currency" office:currency="USD" office:value="44675" calcext:value-type="currency">
            <text:p>$44,675</text:p>
          </table:table-cell>
          <table:table-cell table:style-name="ce40" office:value-type="percentage" office:value="0.0582" calcext:value-type="percentage">
            <text:p>5.82%</text:p>
          </table:table-cell>
          <table:table-cell table:style-name="ce13" table:formula="of:=MAX([.$J16]+[.$K16]+[.$M16]-[.$N16];0)" office:value-type="currency" office:currency="USD" office:value="111186.470751569" calcext:value-type="currency">
            <text:p>$111,186</text:p>
          </table:table-cell>
          <table:table-cell table:style-name="ce13" table:formula="of:=MAX([.$J17]+[.$M17]-[.$N17];0)*TFSA_Growth" office:value-type="currency" office:currency="USD" office:value="5381.18824509415" calcext:value-type="currency">
            <text:p>$5,381</text:p>
          </table:table-cell>
          <table:table-cell table:style-name="ce13" table:formula="of:=MAX([.$J17]+[.$M17]-[.$N17];0)*TFSA_Yield" office:value-type="currency" office:currency="USD" office:value="1345.29706127354" calcext:value-type="currency">
            <text:p>$1,345</text:p>
          </table:table-cell>
          <table:table-cell table:style-name="ce13" table:formula="of:=[.$M16]" office:value-type="currency" office:currency="USD" office:value="0" calcext:value-type="currency">
            <text:p>$0</text:p>
          </table:table-cell>
          <table:table-cell table:style-name="ce13" table:formula="of:=MIN([.$N16];[.$J17])" office:value-type="currency" office:currency="USD" office:value="21500" calcext:value-type="currency">
            <text:p>$21,500</text:p>
          </table:table-cell>
          <table:table-cell table:style-name="ce13" table:formula="of:=MAX([.$O16]+[.$P16]+[.$R16]-[.$S16];0)" office:value-type="currency" office:currency="USD" office:value="52680.5286692627" calcext:value-type="currency">
            <text:p>$52,681</text:p>
          </table:table-cell>
          <table:table-cell table:style-name="ce13" table:formula="of:=MAX([.$O17]+[.$R17]-[.$S17];0)*NR_Growth" office:value-type="currency" office:currency="USD" office:value="2134.02643346314" calcext:value-type="currency">
            <text:p>$2,134</text:p>
          </table:table-cell>
          <table:table-cell table:style-name="ce13" table:formula="of:=MAX([.$O17]+[.$R17]-[.$S17];0)*NR_Yield" office:value-type="currency" office:currency="USD" office:value="1067.01321673157" calcext:value-type="currency">
            <text:p>$1,067</text:p>
          </table:table-cell>
          <table:table-cell table:style-name="ce13" table:formula="of:=[.$R16]" office:value-type="currency" office:currency="USD" office:value="0" calcext:value-type="currency">
            <text:p>$0</text:p>
          </table:table-cell>
          <table:table-cell table:style-name="ce13" table:formula="of:=MIN([.$O17];[.$S16])" office:value-type="currency" office:currency="USD" office:value="10000" calcext:value-type="currency">
            <text:p>$10,000</text:p>
          </table:table-cell>
          <table:table-cell table:style-name="ce43" table:formula="of:=[.$T16]*(1+[.$T$2])" office:value-type="percentage" office:value="0.103946408970568" calcext:value-type="percentage">
            <text:p>10.39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7]+[.$U17]+[.$V17]+[.$W17]" office:value-type="currency" office:currency="USD" office:value="80675" calcext:value-type="currency">
            <text:p>$80,675</text:p>
          </table:table-cell>
          <table:table-cell table:style-name="ce25" table:formula="of:=[.$Q17]" office:value-type="currency" office:currency="USD" office:value="1067.01321673157" calcext:value-type="currency">
            <text:p>$1,067</text:p>
          </table:table-cell>
          <table:table-cell table:style-name="ce25" table:formula="of:=[.$S17]*[.$T17]" office:value-type="currency" office:currency="USD" office:value="1039.46408970568" calcext:value-type="currency">
            <text:p>$1,039</text:p>
          </table:table-cell>
          <table:table-cell table:style-name="ce13" table:formula="of:=SUM([.$X17:.$Z17])" office:value-type="currency" office:currency="USD" office:value="82781.4773064373" calcext:value-type="currency">
            <text:p>$82,781</text:p>
          </table:table-cell>
          <table:table-cell office:value-type="currency" office:currency="USD" office:value="17783" calcext:value-type="currency">
            <text:p>$17,783</text:p>
          </table:table-cell>
          <table:table-cell table:formula="of:=[.$AA17]-[.$AB17]" office:value-type="currency" office:currency="USD" office:value="64998.4773064373" calcext:value-type="currency">
            <text:p>$64,998</text:p>
          </table:table-cell>
          <table:table-cell table:style-name="ce40" table:formula="of:=[.$AB17]/[.$AA17]" office:value-type="percentage" office:value="0.214818587184323" calcext:value-type="percentage">
            <text:p>21.48%</text:p>
          </table:table-cell>
          <table:table-cell table:formula="of:=SUM([.$H17];[.$L17];[.$N17];[.$S17])-SUM([.$M17];[.$R17];[.$AB17])" office:value-type="currency" office:currency="USD" office:value="59737.2970612735" calcext:value-type="currency">
            <text:p>$59,737</text:p>
          </table:table-cell>
          <table:table-cell table:style-name="ce43" table:formula="of:=[.AF16]*(1+[.$AF$2])" office:value-type="percentage" office:value="0.103946408970568" calcext:value-type="percentage">
            <text:p>10.39% </text:p>
          </table:table-cell>
          <table:table-cell table:formula="of:=[.$AE17]-[.$AE17]*[.$AF17]" office:value-type="currency" office:currency="USD" office:value="53527.8195501461" calcext:value-type="currency">
            <text:p>$53,528</text:p>
          </table:table-cell>
          <table:table-cell table:formula="of:=[.$AG17]*(1+31.48%)" office:value-type="currency" office:currency="USD" office:value="70378.3771445321" calcext:value-type="currency">
            <text:p>$70,3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7]+1" office:value-type="float" office:value="76" calcext:value-type="float">
            <text:p>76</text:p>
          </table:table-cell>
          <table:table-cell table:formula="of:=[.$D17]+1" office:value-type="float" office:value="2038" calcext:value-type="float">
            <text:p>2038</text:p>
          </table:table-cell>
          <table:table-cell table:style-name="ce13" table:formula="of:=MAX([.$E17]+[.$F17]+[.$G17]-[.$H17]; 0)" office:value-type="currency" office:currency="USD" office:value="193943.854074462" calcext:value-type="currency">
            <text:p>$193,944</text:p>
          </table:table-cell>
          <table:table-cell table:style-name="ce13" table:formula="of:=MAX([.$E18]-[.$H18];0)*RRIF_Growth" office:value-type="currency" office:currency="USD" office:value="8956.13124446772" calcext:value-type="currency">
            <text:p>$8,956</text:p>
          </table:table-cell>
          <table:table-cell table:style-name="ce13" table:formula="of:=MAX([.$E18]-[.$H18];0)*RRIF_Yield" office:value-type="currency" office:currency="USD" office:value="2239.03281111693" calcext:value-type="currency">
            <text:p>$2,239</text:p>
          </table:table-cell>
          <table:table-cell table:style-name="ce39" table:formula="of:=MIN([.$H17];[.$E18])" office:value-type="currency" office:currency="USD" office:value="44675" calcext:value-type="currency">
            <text:p>$44,675</text:p>
          </table:table-cell>
          <table:table-cell table:style-name="ce40" office:value-type="percentage" office:value="0.0598" calcext:value-type="percentage">
            <text:p>5.98%</text:p>
          </table:table-cell>
          <table:table-cell table:style-name="ce13" table:formula="of:=MAX([.$J17]+[.$K17]+[.$M17]-[.$N17];0)" office:value-type="currency" office:currency="USD" office:value="95067.6589966632" calcext:value-type="currency">
            <text:p>$95,068</text:p>
          </table:table-cell>
          <table:table-cell table:style-name="ce13" table:formula="of:=MAX([.$J18]+[.$M18]-[.$N18];0)*TFSA_Growth" office:value-type="currency" office:currency="USD" office:value="4414.05953979979" calcext:value-type="currency">
            <text:p>$4,414</text:p>
          </table:table-cell>
          <table:table-cell table:style-name="ce13" table:formula="of:=MAX([.$J18]+[.$M18]-[.$N18];0)*TFSA_Yield" office:value-type="currency" office:currency="USD" office:value="1103.51488494995" calcext:value-type="currency">
            <text:p>$1,104</text:p>
          </table:table-cell>
          <table:table-cell table:style-name="ce13" table:formula="of:=[.$M17]" office:value-type="currency" office:currency="USD" office:value="0" calcext:value-type="currency">
            <text:p>$0</text:p>
          </table:table-cell>
          <table:table-cell table:style-name="ce13" table:formula="of:=MIN([.$N17];[.$J18])" office:value-type="currency" office:currency="USD" office:value="21500" calcext:value-type="currency">
            <text:p>$21,500</text:p>
          </table:table-cell>
          <table:table-cell table:style-name="ce13" table:formula="of:=MAX([.$O17]+[.$P17]+[.$R17]-[.$S17];0)" office:value-type="currency" office:currency="USD" office:value="44814.5551027259" calcext:value-type="currency">
            <text:p>$44,815</text:p>
          </table:table-cell>
          <table:table-cell table:style-name="ce13" table:formula="of:=MAX([.$O18]+[.$R18]-[.$S18];0)*NR_Growth" office:value-type="currency" office:currency="USD" office:value="1740.72775513629" calcext:value-type="currency">
            <text:p>$1,741</text:p>
          </table:table-cell>
          <table:table-cell table:style-name="ce13" table:formula="of:=MAX([.$O18]+[.$R18]-[.$S18];0)*NR_Yield" office:value-type="currency" office:currency="USD" office:value="870.363877568147" calcext:value-type="currency">
            <text:p>$870</text:p>
          </table:table-cell>
          <table:table-cell table:style-name="ce13" table:formula="of:=[.$R17]" office:value-type="currency" office:currency="USD" office:value="0" calcext:value-type="currency">
            <text:p>$0</text:p>
          </table:table-cell>
          <table:table-cell table:style-name="ce13" table:formula="of:=MIN([.$O18];[.$S17])" office:value-type="currency" office:currency="USD" office:value="10000" calcext:value-type="currency">
            <text:p>$10,000</text:p>
          </table:table-cell>
          <table:table-cell table:style-name="ce43" table:formula="of:=[.$T17]*(1+[.$T$2])" office:value-type="percentage" office:value="0.109143729419097" calcext:value-type="percentage">
            <text:p>10.91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8]+[.$U18]+[.$V18]+[.$W18]" office:value-type="currency" office:currency="USD" office:value="80675" calcext:value-type="currency">
            <text:p>$80,675</text:p>
          </table:table-cell>
          <table:table-cell table:style-name="ce25" table:formula="of:=[.$Q18]" office:value-type="currency" office:currency="USD" office:value="870.363877568147" calcext:value-type="currency">
            <text:p>$870</text:p>
          </table:table-cell>
          <table:table-cell table:style-name="ce25" table:formula="of:=[.$S18]*[.$T18]" office:value-type="currency" office:currency="USD" office:value="1091.43729419097" calcext:value-type="currency">
            <text:p>$1,091</text:p>
          </table:table-cell>
          <table:table-cell table:style-name="ce13" table:formula="of:=SUM([.$X18:.$Z18])" office:value-type="currency" office:currency="USD" office:value="82636.8011717591" calcext:value-type="currency">
            <text:p>$82,637</text:p>
          </table:table-cell>
          <table:table-cell office:value-type="currency" office:currency="USD" office:value="17773" calcext:value-type="currency">
            <text:p>$17,773</text:p>
          </table:table-cell>
          <table:table-cell table:formula="of:=[.$AA18]-[.$AB18]" office:value-type="currency" office:currency="USD" office:value="64863.8011717591" calcext:value-type="currency">
            <text:p>$64,864</text:p>
          </table:table-cell>
          <table:table-cell table:style-name="ce40" table:formula="of:=[.$AB18]/[.$AA18]" office:value-type="percentage" office:value="0.215073668728526" calcext:value-type="percentage">
            <text:p>21.51%</text:p>
          </table:table-cell>
          <table:table-cell table:formula="of:=SUM([.$H18];[.$L18];[.$N18];[.$S18])-SUM([.$M18];[.$R18];[.$AB18])" office:value-type="currency" office:currency="USD" office:value="59505.51488495" calcext:value-type="currency">
            <text:p>$59,506</text:p>
          </table:table-cell>
          <table:table-cell table:style-name="ce43" table:formula="of:=[.AF17]*(1+[.$AF$2])" office:value-type="percentage" office:value="0.109143729419097" calcext:value-type="percentage">
            <text:p>10.91% </text:p>
          </table:table-cell>
          <table:table-cell table:formula="of:=[.$AE18]-[.$AE18]*[.$AF18]" office:value-type="currency" office:currency="USD" office:value="53010.8610694029" calcext:value-type="currency">
            <text:p>$53,011</text:p>
          </table:table-cell>
          <table:table-cell table:formula="of:=[.$AG18]*(1+31.48%)" office:value-type="currency" office:currency="USD" office:value="69698.680134051" calcext:value-type="currency">
            <text:p>$69,69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8]+1" office:value-type="float" office:value="77" calcext:value-type="float">
            <text:p>77</text:p>
          </table:table-cell>
          <table:table-cell table:formula="of:=[.$D18]+1" office:value-type="float" office:value="2039" calcext:value-type="float">
            <text:p>2039</text:p>
          </table:table-cell>
          <table:table-cell table:style-name="ce13" table:formula="of:=MAX([.$E18]+[.$F18]+[.$G18]-[.$H18]; 0)" office:value-type="currency" office:currency="USD" office:value="160464.018130047" calcext:value-type="currency">
            <text:p>$160,464</text:p>
          </table:table-cell>
          <table:table-cell table:style-name="ce13" table:formula="of:=MAX([.$E19]-[.$H19];0)*RRIF_Growth" office:value-type="currency" office:currency="USD" office:value="6947.3410878028" calcext:value-type="currency">
            <text:p>$6,947</text:p>
          </table:table-cell>
          <table:table-cell table:style-name="ce13" table:formula="of:=MAX([.$E19]-[.$H19];0)*RRIF_Yield" office:value-type="currency" office:currency="USD" office:value="1736.8352719507" calcext:value-type="currency">
            <text:p>$1,737</text:p>
          </table:table-cell>
          <table:table-cell table:style-name="ce39" table:formula="of:=MIN([.$H18];[.$E19])" office:value-type="currency" office:currency="USD" office:value="44675" calcext:value-type="currency">
            <text:p>$44,675</text:p>
          </table:table-cell>
          <table:table-cell table:style-name="ce40" office:value-type="percentage" office:value="0.0617" calcext:value-type="percentage">
            <text:p>6.17%</text:p>
          </table:table-cell>
          <table:table-cell table:style-name="ce13" table:formula="of:=MAX([.$J18]+[.$K18]+[.$M18]-[.$N18];0)" office:value-type="currency" office:currency="USD" office:value="77981.718536463" calcext:value-type="currency">
            <text:p>$77,982</text:p>
          </table:table-cell>
          <table:table-cell table:style-name="ce13" table:formula="of:=MAX([.$J19]+[.$M19]-[.$N19];0)*TFSA_Growth" office:value-type="currency" office:currency="USD" office:value="3388.90311218778" calcext:value-type="currency">
            <text:p>$3,389</text:p>
          </table:table-cell>
          <table:table-cell table:style-name="ce13" table:formula="of:=MAX([.$J19]+[.$M19]-[.$N19];0)*TFSA_Yield" office:value-type="currency" office:currency="USD" office:value="847.225778046945" calcext:value-type="currency">
            <text:p>$847</text:p>
          </table:table-cell>
          <table:table-cell table:style-name="ce13" table:formula="of:=[.$M18]" office:value-type="currency" office:currency="USD" office:value="0" calcext:value-type="currency">
            <text:p>$0</text:p>
          </table:table-cell>
          <table:table-cell table:style-name="ce13" table:formula="of:=MIN([.$N18];[.$J19])" office:value-type="currency" office:currency="USD" office:value="21500" calcext:value-type="currency">
            <text:p>$21,500</text:p>
          </table:table-cell>
          <table:table-cell table:style-name="ce13" table:formula="of:=MAX([.$O18]+[.$P18]+[.$R18]-[.$S18];0)" office:value-type="currency" office:currency="USD" office:value="36555.2828578622" calcext:value-type="currency">
            <text:p>$36,555</text:p>
          </table:table-cell>
          <table:table-cell table:style-name="ce13" table:formula="of:=MAX([.$O19]+[.$R19]-[.$S19];0)*NR_Growth" office:value-type="currency" office:currency="USD" office:value="1327.76414289311" calcext:value-type="currency">
            <text:p>$1,328</text:p>
          </table:table-cell>
          <table:table-cell table:style-name="ce13" table:formula="of:=MAX([.$O19]+[.$R19]-[.$S19];0)*NR_Yield" office:value-type="currency" office:currency="USD" office:value="663.882071446554" calcext:value-type="currency">
            <text:p>$664</text:p>
          </table:table-cell>
          <table:table-cell table:style-name="ce13" table:formula="of:=[.$R18]" office:value-type="currency" office:currency="USD" office:value="0" calcext:value-type="currency">
            <text:p>$0</text:p>
          </table:table-cell>
          <table:table-cell table:style-name="ce13" table:formula="of:=MIN([.$O19];[.$S18])" office:value-type="currency" office:currency="USD" office:value="10000" calcext:value-type="currency">
            <text:p>$10,000</text:p>
          </table:table-cell>
          <table:table-cell table:style-name="ce43" table:formula="of:=[.$T18]*(1+[.$T$2])" office:value-type="percentage" office:value="0.114600915890052" calcext:value-type="percentage">
            <text:p>11.46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19]+[.$U19]+[.$V19]+[.$W19]" office:value-type="currency" office:currency="USD" office:value="80675" calcext:value-type="currency">
            <text:p>$80,675</text:p>
          </table:table-cell>
          <table:table-cell table:style-name="ce25" table:formula="of:=[.$Q19]" office:value-type="currency" office:currency="USD" office:value="663.882071446554" calcext:value-type="currency">
            <text:p>$664</text:p>
          </table:table-cell>
          <table:table-cell table:style-name="ce25" table:formula="of:=[.$S19]*[.$T19]" office:value-type="currency" office:currency="USD" office:value="1146.00915890052" calcext:value-type="currency">
            <text:p>$1,146</text:p>
          </table:table-cell>
          <table:table-cell table:style-name="ce13" table:formula="of:=SUM([.$X19:.$Z19])" office:value-type="currency" office:currency="USD" office:value="82484.8912303471" calcext:value-type="currency">
            <text:p>$82,485</text:p>
          </table:table-cell>
          <table:table-cell office:value-type="currency" office:currency="USD" office:value="17764" calcext:value-type="currency">
            <text:p>$17,764</text:p>
          </table:table-cell>
          <table:table-cell table:formula="of:=[.$AA19]-[.$AB19]" office:value-type="currency" office:currency="USD" office:value="64720.8912303471" calcext:value-type="currency">
            <text:p>$64,721</text:p>
          </table:table-cell>
          <table:table-cell table:style-name="ce40" table:formula="of:=[.$AB19]/[.$AA19]" office:value-type="percentage" office:value="0.215360652539291" calcext:value-type="percentage">
            <text:p>21.54%</text:p>
          </table:table-cell>
          <table:table-cell table:formula="of:=SUM([.$H19];[.$L19];[.$N19];[.$S19])-SUM([.$M19];[.$R19];[.$AB19])" office:value-type="currency" office:currency="USD" office:value="59258.225778047" calcext:value-type="currency">
            <text:p>$59,258</text:p>
          </table:table-cell>
          <table:table-cell table:style-name="ce43" table:formula="of:=[.AF18]*(1+[.$AF$2])" office:value-type="percentage" office:value="0.114600915890052" calcext:value-type="percentage">
            <text:p>11.46% </text:p>
          </table:table-cell>
          <table:table-cell table:formula="of:=[.$AE19]-[.$AE19]*[.$AF19]" office:value-type="currency" office:currency="USD" office:value="52467.1788298633" calcext:value-type="currency">
            <text:p>$52,467</text:p>
          </table:table-cell>
          <table:table-cell table:formula="of:=[.$AG19]*(1+31.48%)" office:value-type="currency" office:currency="USD" office:value="68983.8467255042" calcext:value-type="currency">
            <text:p>$68,98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19]+1" office:value-type="float" office:value="78" calcext:value-type="float">
            <text:p>78</text:p>
          </table:table-cell>
          <table:table-cell table:formula="of:=[.$D19]+1" office:value-type="float" office:value="2040" calcext:value-type="float">
            <text:p>2040</text:p>
          </table:table-cell>
          <table:table-cell table:style-name="ce13" table:formula="of:=MAX([.$E19]+[.$F19]+[.$G19]-[.$H19]; 0)" office:value-type="currency" office:currency="USD" office:value="124473.1944898" calcext:value-type="currency">
            <text:p>$124,473</text:p>
          </table:table-cell>
          <table:table-cell table:style-name="ce13" table:formula="of:=MAX([.$E20]-[.$H20];0)*RRIF_Growth" office:value-type="currency" office:currency="USD" office:value="4787.89166938801" calcext:value-type="currency">
            <text:p>$4,788</text:p>
          </table:table-cell>
          <table:table-cell table:style-name="ce13" table:formula="of:=MAX([.$E20]-[.$H20];0)*RRIF_Yield" office:value-type="currency" office:currency="USD" office:value="1196.972917347" calcext:value-type="currency">
            <text:p>$1,197</text:p>
          </table:table-cell>
          <table:table-cell table:style-name="ce39" table:formula="of:=MIN([.$H19];[.$E20])" office:value-type="currency" office:currency="USD" office:value="44675" calcext:value-type="currency">
            <text:p>$44,675</text:p>
          </table:table-cell>
          <table:table-cell table:style-name="ce40" office:value-type="percentage" office:value="0.0636" calcext:value-type="percentage">
            <text:p>6.36%</text:p>
          </table:table-cell>
          <table:table-cell table:style-name="ce13" table:formula="of:=MAX([.$J19]+[.$K19]+[.$M19]-[.$N19];0)" office:value-type="currency" office:currency="USD" office:value="59870.6216486508" calcext:value-type="currency">
            <text:p>$59,871</text:p>
          </table:table-cell>
          <table:table-cell table:style-name="ce13" table:formula="of:=MAX([.$J20]+[.$M20]-[.$N20];0)*TFSA_Growth" office:value-type="currency" office:currency="USD" office:value="2302.23729891905" calcext:value-type="currency">
            <text:p>$2,302</text:p>
          </table:table-cell>
          <table:table-cell table:style-name="ce13" table:formula="of:=MAX([.$J20]+[.$M20]-[.$N20];0)*TFSA_Yield" office:value-type="currency" office:currency="USD" office:value="575.559324729762" calcext:value-type="currency">
            <text:p>$576</text:p>
          </table:table-cell>
          <table:table-cell table:style-name="ce13" table:formula="of:=[.$M19]" office:value-type="currency" office:currency="USD" office:value="0" calcext:value-type="currency">
            <text:p>$0</text:p>
          </table:table-cell>
          <table:table-cell table:style-name="ce13" table:formula="of:=MIN([.$N19];[.$J20])" office:value-type="currency" office:currency="USD" office:value="21500" calcext:value-type="currency">
            <text:p>$21,500</text:p>
          </table:table-cell>
          <table:table-cell table:style-name="ce13" table:formula="of:=MAX([.$O19]+[.$P19]+[.$R19]-[.$S19];0)" office:value-type="currency" office:currency="USD" office:value="27883.0470007553" calcext:value-type="currency">
            <text:p>$27,883</text:p>
          </table:table-cell>
          <table:table-cell table:style-name="ce13" table:formula="of:=MAX([.$O20]+[.$R20]-[.$S20];0)*NR_Growth" office:value-type="currency" office:currency="USD" office:value="894.152350037764" calcext:value-type="currency">
            <text:p>$894</text:p>
          </table:table-cell>
          <table:table-cell table:style-name="ce13" table:formula="of:=MAX([.$O20]+[.$R20]-[.$S20];0)*NR_Yield" office:value-type="currency" office:currency="USD" office:value="447.076175018882" calcext:value-type="currency">
            <text:p>$447</text:p>
          </table:table-cell>
          <table:table-cell table:style-name="ce13" table:formula="of:=[.$R19]" office:value-type="currency" office:currency="USD" office:value="0" calcext:value-type="currency">
            <text:p>$0</text:p>
          </table:table-cell>
          <table:table-cell table:style-name="ce13" table:formula="of:=MIN([.$O20];[.$S19])" office:value-type="currency" office:currency="USD" office:value="10000" calcext:value-type="currency">
            <text:p>$10,000</text:p>
          </table:table-cell>
          <table:table-cell table:style-name="ce43" table:formula="of:=[.$T19]*(1+[.$T$2])" office:value-type="percentage" office:value="0.120330961684554" calcext:value-type="percentage">
            <text:p>12.03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20]+[.$U20]+[.$V20]+[.$W20]" office:value-type="currency" office:currency="USD" office:value="80675" calcext:value-type="currency">
            <text:p>$80,675</text:p>
          </table:table-cell>
          <table:table-cell table:style-name="ce25" table:formula="of:=[.$Q20]" office:value-type="currency" office:currency="USD" office:value="447.076175018882" calcext:value-type="currency">
            <text:p>$447</text:p>
          </table:table-cell>
          <table:table-cell table:style-name="ce25" table:formula="of:=[.$S20]*[.$T20]" office:value-type="currency" office:currency="USD" office:value="1203.30961684554" calcext:value-type="currency">
            <text:p>$1,203</text:p>
          </table:table-cell>
          <table:table-cell table:style-name="ce13" table:formula="of:=SUM([.$X20:.$Z20])" office:value-type="currency" office:currency="USD" office:value="82325.3857918644" calcext:value-type="currency">
            <text:p>$82,325</text:p>
          </table:table-cell>
          <table:table-cell office:value-type="currency" office:currency="USD" office:value="17753" calcext:value-type="currency">
            <text:p>$17,753</text:p>
          </table:table-cell>
          <table:table-cell table:formula="of:=[.$AA20]-[.$AB20]" office:value-type="currency" office:currency="USD" office:value="64572.3857918644" calcext:value-type="currency">
            <text:p>$64,572</text:p>
          </table:table-cell>
          <table:table-cell table:style-name="ce40" table:formula="of:=[.$AB20]/[.$AA20]" office:value-type="percentage" office:value="0.215644297676093" calcext:value-type="percentage">
            <text:p>21.56%</text:p>
          </table:table-cell>
          <table:table-cell table:formula="of:=SUM([.$H20];[.$L20];[.$N20];[.$S20])-SUM([.$M20];[.$R20];[.$AB20])" office:value-type="currency" office:currency="USD" office:value="58997.5593247298" calcext:value-type="currency">
            <text:p>$58,998</text:p>
          </table:table-cell>
          <table:table-cell table:style-name="ce43" table:formula="of:=[.AF19]*(1+[.$AF$2])" office:value-type="percentage" office:value="0.120330961684554" calcext:value-type="percentage">
            <text:p>12.03% </text:p>
          </table:table-cell>
          <table:table-cell table:formula="of:=[.$AE20]-[.$AE20]*[.$AF20]" office:value-type="currency" office:currency="USD" office:value="51898.3262741435" calcext:value-type="currency">
            <text:p>$51,898</text:p>
          </table:table-cell>
          <table:table-cell table:formula="of:=[.$AG20]*(1+31.48%)" office:value-type="currency" office:currency="USD" office:value="68235.9193852439" calcext:value-type="currency">
            <text:p>$68,23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20]+1" office:value-type="float" office:value="79" calcext:value-type="float">
            <text:p>79</text:p>
          </table:table-cell>
          <table:table-cell table:formula="of:=[.$D20]+1" office:value-type="float" office:value="2041" calcext:value-type="float">
            <text:p>2041</text:p>
          </table:table-cell>
          <table:table-cell table:style-name="ce13" table:formula="of:=MAX([.$E20]+[.$F20]+[.$G20]-[.$H20]; 0)" office:value-type="currency" office:currency="USD" office:value="85783.0590765351" calcext:value-type="currency">
            <text:p>$85,783</text:p>
          </table:table-cell>
          <table:table-cell table:style-name="ce13" table:formula="of:=MAX([.$E21]-[.$H21];0)*RRIF_Growth" office:value-type="currency" office:currency="USD" office:value="2466.48354459211" calcext:value-type="currency">
            <text:p>$2,466</text:p>
          </table:table-cell>
          <table:table-cell table:style-name="ce13" table:formula="of:=MAX([.$E21]-[.$H21];0)*RRIF_Yield" office:value-type="currency" office:currency="USD" office:value="616.620886148027" calcext:value-type="currency">
            <text:p>$617</text:p>
          </table:table-cell>
          <table:table-cell table:style-name="ce39" table:formula="of:=MIN([.$H20];[.$E21])" office:value-type="currency" office:currency="USD" office:value="44675" calcext:value-type="currency">
            <text:p>$44,675</text:p>
          </table:table-cell>
          <table:table-cell table:style-name="ce40" office:value-type="percentage" office:value="0.0658" calcext:value-type="percentage">
            <text:p>6.58%</text:p>
          </table:table-cell>
          <table:table-cell table:style-name="ce13" table:formula="of:=MAX([.$J20]+[.$K20]+[.$M20]-[.$N20];0)" office:value-type="currency" office:currency="USD" office:value="40672.8589475699" calcext:value-type="currency">
            <text:p>$40,673</text:p>
          </table:table-cell>
          <table:table-cell table:style-name="ce13" table:formula="of:=MAX([.$J21]+[.$M21]-[.$N21];0)*TFSA_Growth" office:value-type="currency" office:currency="USD" office:value="1150.37153685419" calcext:value-type="currency">
            <text:p>$1,150</text:p>
          </table:table-cell>
          <table:table-cell table:style-name="ce13" table:formula="of:=MAX([.$J21]+[.$M21]-[.$N21];0)*TFSA_Yield" office:value-type="currency" office:currency="USD" office:value="287.592884213548" calcext:value-type="currency">
            <text:p>$288</text:p>
          </table:table-cell>
          <table:table-cell table:style-name="ce13" table:formula="of:=[.$M20]" office:value-type="currency" office:currency="USD" office:value="0" calcext:value-type="currency">
            <text:p>$0</text:p>
          </table:table-cell>
          <table:table-cell table:style-name="ce13" table:formula="of:=MIN([.$N20];[.$J21])" office:value-type="currency" office:currency="USD" office:value="21500" calcext:value-type="currency">
            <text:p>$21,500</text:p>
          </table:table-cell>
          <table:table-cell table:style-name="ce13" table:formula="of:=MAX([.$O20]+[.$P20]+[.$R20]-[.$S20];0)" office:value-type="currency" office:currency="USD" office:value="18777.199350793" calcext:value-type="currency">
            <text:p>$18,777</text:p>
          </table:table-cell>
          <table:table-cell table:style-name="ce13" table:formula="of:=MAX([.$O21]+[.$R21]-[.$S21];0)*NR_Growth" office:value-type="currency" office:currency="USD" office:value="438.859967539652" calcext:value-type="currency">
            <text:p>$439</text:p>
          </table:table-cell>
          <table:table-cell table:style-name="ce13" table:formula="of:=MAX([.$O21]+[.$R21]-[.$S21];0)*NR_Yield" office:value-type="currency" office:currency="USD" office:value="219.429983769826" calcext:value-type="currency">
            <text:p>$219</text:p>
          </table:table-cell>
          <table:table-cell table:style-name="ce13" table:formula="of:=[.$R20]" office:value-type="currency" office:currency="USD" office:value="0" calcext:value-type="currency">
            <text:p>$0</text:p>
          </table:table-cell>
          <table:table-cell table:style-name="ce13" table:formula="of:=MIN([.$O21];[.$S20])" office:value-type="currency" office:currency="USD" office:value="10000" calcext:value-type="currency">
            <text:p>$10,000</text:p>
          </table:table-cell>
          <table:table-cell table:style-name="ce43" table:formula="of:=[.$T20]*(1+[.$T$2])" office:value-type="percentage" office:value="0.126347509768782" calcext:value-type="percentage">
            <text:p>12.63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21]+[.$U21]+[.$V21]+[.$W21]" office:value-type="currency" office:currency="USD" office:value="80675" calcext:value-type="currency">
            <text:p>$80,675</text:p>
          </table:table-cell>
          <table:table-cell table:style-name="ce25" table:formula="of:=[.$Q21]" office:value-type="currency" office:currency="USD" office:value="219.429983769826" calcext:value-type="currency">
            <text:p>$219</text:p>
          </table:table-cell>
          <table:table-cell table:style-name="ce25" table:formula="of:=[.$S21]*[.$T21]" office:value-type="currency" office:currency="USD" office:value="1263.47509768782" calcext:value-type="currency">
            <text:p>$1,263</text:p>
          </table:table-cell>
          <table:table-cell table:style-name="ce13" table:formula="of:=SUM([.$X21:.$Z21])" office:value-type="currency" office:currency="USD" office:value="82157.9050814577" calcext:value-type="currency">
            <text:p>$82,158</text:p>
          </table:table-cell>
          <table:table-cell office:value-type="currency" office:currency="USD" office:value="17743" calcext:value-type="currency">
            <text:p>$17,743</text:p>
          </table:table-cell>
          <table:table-cell table:formula="of:=[.$AA21]-[.$AB21]" office:value-type="currency" office:currency="USD" office:value="64414.9050814577" calcext:value-type="currency">
            <text:p>$64,415</text:p>
          </table:table-cell>
          <table:table-cell table:style-name="ce40" table:formula="of:=[.$AB21]/[.$AA21]" office:value-type="percentage" office:value="0.215962176523467" calcext:value-type="percentage">
            <text:p>21.60%</text:p>
          </table:table-cell>
          <table:table-cell table:formula="of:=SUM([.$H21];[.$L21];[.$N21];[.$S21])-SUM([.$M21];[.$R21];[.$AB21])" office:value-type="currency" office:currency="USD" office:value="58719.5928842136" calcext:value-type="currency">
            <text:p>$58,720</text:p>
          </table:table-cell>
          <table:table-cell table:style-name="ce43" table:formula="of:=[.AF20]*(1+[.$AF$2])" office:value-type="percentage" office:value="0.126347509768782" calcext:value-type="percentage">
            <text:p>12.63% </text:p>
          </table:table-cell>
          <table:table-cell table:formula="of:=[.$AE21]-[.$AE21]*[.$AF21]" office:value-type="currency" office:currency="USD" office:value="51300.5185486565" calcext:value-type="currency">
            <text:p>$51,301</text:p>
          </table:table-cell>
          <table:table-cell table:formula="of:=[.$AG21]*(1+31.48%)" office:value-type="currency" office:currency="USD" office:value="67449.9217877735" calcext:value-type="currency">
            <text:p>$67,4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formula="of:=[.$C21]+1" office:value-type="float" office:value="80" calcext:value-type="float">
            <text:p>80</text:p>
          </table:table-cell>
          <table:table-cell table:formula="of:=[.$D21]+1" office:value-type="float" office:value="2042" calcext:value-type="float">
            <text:p>2042</text:p>
          </table:table-cell>
          <table:table-cell table:style-name="ce13" table:formula="of:=MAX([.$E21]+[.$F21]+[.$G21]-[.$H21]; 0)" office:value-type="currency" office:currency="USD" office:value="44191.1635072753" calcext:value-type="currency">
            <text:p>$44,191</text:p>
          </table:table-cell>
          <table:table-cell table:style-name="ce13" table:formula="of:=MAX([.$E22]-[.$H22];0)*RRIF_Growth" office:value-type="currency" office:currency="USD" office:value="0" calcext:value-type="currency">
            <text:p>$0</text:p>
          </table:table-cell>
          <table:table-cell table:style-name="ce13" table:formula="of:=MAX([.$E22]-[.$H22];0)*RRIF_Yield" office:value-type="currency" office:currency="USD" office:value="0" calcext:value-type="currency">
            <text:p>$0</text:p>
          </table:table-cell>
          <table:table-cell table:style-name="ce39" table:formula="of:=MIN([.$H21];[.$E22])" office:value-type="currency" office:currency="USD" office:value="44191.1635072753" calcext:value-type="currency">
            <text:p>$44,191</text:p>
          </table:table-cell>
          <table:table-cell table:style-name="ce40" office:value-type="percentage" office:value="0.0682" calcext:value-type="percentage">
            <text:p>6.82%</text:p>
          </table:table-cell>
          <table:table-cell table:style-name="ce13" table:formula="of:=MAX([.$J21]+[.$K21]+[.$M21]-[.$N21];0)" office:value-type="currency" office:currency="USD" office:value="20323.230484424" calcext:value-type="currency">
            <text:p>$20,323</text:p>
          </table:table-cell>
          <table:table-cell table:style-name="ce13" table:formula="of:=MAX([.$J22]+[.$M22]-[.$N22];0)*TFSA_Growth" office:value-type="currency" office:currency="USD" office:value="0" calcext:value-type="currency">
            <text:p>$0</text:p>
          </table:table-cell>
          <table:table-cell table:style-name="ce13" table:formula="of:=MAX([.$J22]+[.$M22]-[.$N22];0)*TFSA_Yield" office:value-type="currency" office:currency="USD" office:value="0" calcext:value-type="currency">
            <text:p>$0</text:p>
          </table:table-cell>
          <table:table-cell table:style-name="ce13" table:formula="of:=[.$M21]" office:value-type="currency" office:currency="USD" office:value="0" calcext:value-type="currency">
            <text:p>$0</text:p>
          </table:table-cell>
          <table:table-cell table:style-name="ce13" table:formula="of:=MIN([.$N21];[.$J22])" office:value-type="currency" office:currency="USD" office:value="20323.230484424" calcext:value-type="currency">
            <text:p>$20,323</text:p>
          </table:table-cell>
          <table:table-cell table:style-name="ce13" table:formula="of:=MAX([.$O21]+[.$P21]+[.$R21]-[.$S21];0)" office:value-type="currency" office:currency="USD" office:value="9216.05931833269" calcext:value-type="currency">
            <text:p>$9,216</text:p>
          </table:table-cell>
          <table:table-cell table:style-name="ce13" table:formula="of:=MAX([.$O22]+[.$R22]-[.$S22];0)*NR_Growth" office:value-type="currency" office:currency="USD" office:value="0" calcext:value-type="currency">
            <text:p>$0</text:p>
          </table:table-cell>
          <table:table-cell table:style-name="ce13" table:formula="of:=MAX([.$O22]+[.$R22]-[.$S22];0)*NR_Yield" office:value-type="currency" office:currency="USD" office:value="0" calcext:value-type="currency">
            <text:p>$0</text:p>
          </table:table-cell>
          <table:table-cell table:style-name="ce13" table:formula="of:=[.$R21]" office:value-type="currency" office:currency="USD" office:value="0" calcext:value-type="currency">
            <text:p>$0</text:p>
          </table:table-cell>
          <table:table-cell table:style-name="ce13" table:formula="of:=MIN([.$O22];[.$S21])" office:value-type="currency" office:currency="USD" office:value="9216.05931833269" calcext:value-type="currency">
            <text:p>$9,216</text:p>
          </table:table-cell>
          <table:table-cell table:style-name="ce43" table:formula="of:=[.$T21]*(1+[.$T$2])" office:value-type="percentage" office:value="0.132664885257221" calcext:value-type="percentage">
            <text:p>13.27% 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$H22]+[.$U22]+[.$V22]+[.$W22]" office:value-type="currency" office:currency="USD" office:value="80191.1635072753" calcext:value-type="currency">
            <text:p>$80,191</text:p>
          </table:table-cell>
          <table:table-cell table:style-name="ce25" table:formula="of:=[.$Q22]" office:value-type="currency" office:currency="USD" office:value="0" calcext:value-type="currency">
            <text:p>$0</text:p>
          </table:table-cell>
          <table:table-cell table:style-name="ce25" table:formula="of:=[.$S22]*[.$T22]" office:value-type="currency" office:currency="USD" office:value="1222.64745199035" calcext:value-type="currency">
            <text:p>$1,223</text:p>
          </table:table-cell>
          <table:table-cell table:style-name="ce13" table:formula="of:=SUM([.$X22:.$Z22])" office:value-type="currency" office:currency="USD" office:value="81413.8109592656" calcext:value-type="currency">
            <text:p>$81,414</text:p>
          </table:table-cell>
          <table:table-cell office:value-type="currency" office:currency="USD" office:value="17564" calcext:value-type="currency">
            <text:p>$17,564</text:p>
          </table:table-cell>
          <table:table-cell table:formula="of:=[.$AA22]-[.$AB22]" office:value-type="currency" office:currency="USD" office:value="63849.8109592656" calcext:value-type="currency">
            <text:p>$63,850</text:p>
          </table:table-cell>
          <table:table-cell table:style-name="ce40" table:formula="of:=[.$AB22]/[.$AA22]" office:value-type="percentage" office:value="0.215737352091133" calcext:value-type="percentage">
            <text:p>21.57%</text:p>
          </table:table-cell>
          <table:table-cell table:formula="of:=SUM([.$H22];[.$L22];[.$N22];[.$S22])-SUM([.$M22];[.$R22];[.$AB22])" office:value-type="currency" office:currency="USD" office:value="56166.453310032" calcext:value-type="currency">
            <text:p>$56,166</text:p>
          </table:table-cell>
          <table:table-cell table:style-name="ce43" table:formula="of:=[.AF21]*(1+[.$AF$2])" office:value-type="percentage" office:value="0.132664885257221" calcext:value-type="percentage">
            <text:p>13.27% </text:p>
          </table:table-cell>
          <table:table-cell table:formula="of:=[.$AE22]-[.$AE22]*[.$AF22]" office:value-type="currency" office:currency="USD" office:value="48715.1372263515" calcext:value-type="currency">
            <text:p>$48,715</text:p>
          </table:table-cell>
          <table:table-cell table:formula="of:=[.$AG22]*(1+31.48%)" office:value-type="currency" office:currency="USD" office:value="64050.662425207" calcext:value-type="currency">
            <text:p>$64,051</text:p>
          </table:table-cell>
          <table:table-cell table:number-columns-repeated="990"/>
        </table:table-row>
        <table:table-row table:style-name="ro2">
          <table:table-cell table:number-columns-repeated="27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4"/>
          <table:table-cell table:number-columns-repeated="990"/>
        </table:table-row>
        <table:table-row table:style-name="ro2">
          <table:table-cell table:number-columns-repeated="4"/>
          <table:table-cell table:style-name="ce13" table:number-columns-repeated="16"/>
          <table:table-cell table:number-columns-repeated="3"/>
          <table:table-cell table:style-name="ce13" table:number-columns-repeated="2"/>
          <table:table-cell table:style-name="ce17" office:value-type="string" calcext:value-type="string">
            <text:p>Total: </text:p>
          </table:table-cell>
          <table:table-cell table:style-name="ce13" table:formula="of:=SUM([.AA2:.AA22])" office:value-type="currency" office:currency="USD" office:value="1401648.86414677" calcext:value-type="currency">
            <text:p>$1,401,649</text:p>
          </table:table-cell>
          <table:table-cell table:formula="of:=SUM([.AB2:.AB22])" office:value-type="currency" office:currency="USD" office:value="266027" calcext:value-type="currency">
            <text:p>$266,027</text:p>
          </table:table-cell>
          <table:table-cell table:formula="of:=SUM([.AC2:.AC22])" office:value-type="currency" office:currency="USD" office:value="1135621.86414677" calcext:value-type="currency">
            <text:p>$1,135,622</text:p>
          </table:table-cell>
          <table:table-cell table:style-name="ce40" table:formula="of:=[.AB24]/[.AA24]" office:value-type="percentage" office:value="0.18979575184969" calcext:value-type="percentage">
            <text:p>18.98%</text:p>
          </table:table-cell>
          <table:table-cell table:formula="of:=SUM([.AE2:.AE22])" office:value-type="currency" office:currency="USD" office:value="1231034.26093114" calcext:value-type="currency">
            <text:p>$1,231,034</text:p>
          </table:table-cell>
          <table:table-cell table:style-name="ce43"/>
          <table:table-cell table:formula="of:=SUM([.AG2:.AG22])" office:value-type="currency" office:currency="USD" office:value="1126105.82835954" calcext:value-type="currency">
            <text:p>$1,126,106</text:p>
          </table:table-cell>
          <table:table-cell table:formula="of:=SUM([.AH2:.AH22])" office:value-type="currency" office:currency="USD" office:value="1480603.94312712" calcext:value-type="currency">
            <text:p>$1,480,604</text:p>
          </table:table-cell>
          <table:table-cell table:number-columns-repeated="990"/>
        </table:table-row>
        <table:table-row table:style-name="ro2">
          <table:table-cell table:style-name="ce8"/>
          <table:table-cell table:number-columns-repeated="24"/>
          <table:table-cell table:style-name="ce18" office:value-type="string" calcext:value-type="string">
            <text:p>Average: </text:p>
          </table:table-cell>
          <table:table-cell table:style-name="ce13" table:formula="of:=[.AA24]/([.$D$22]-[.$D$2]+1)" office:value-type="currency" office:currency="USD" office:value="66745.1840069892" calcext:value-type="currency">
            <text:p>$66,745</text:p>
          </table:table-cell>
          <table:table-cell table:formula="of:=[.AB24]/([.$D$22]-[.$D$2]+1)" office:value-type="currency" office:currency="USD" office:value="12667.9523809524" calcext:value-type="currency">
            <text:p>$12,668</text:p>
          </table:table-cell>
          <table:table-cell table:formula="of:=[.AC24]/([.$D$22]-[.$D$2]+1)" office:value-type="currency" office:currency="USD" office:value="54077.2316260369" calcext:value-type="currency">
            <text:p>$54,077</text:p>
          </table:table-cell>
          <table:table-cell/>
          <table:table-cell table:formula="of:=[.AE24]/([.$D$22]-[.$D$2]+1)" office:value-type="currency" office:currency="USD" office:value="58620.679091959" calcext:value-type="currency">
            <text:p>$58,621</text:p>
          </table:table-cell>
          <table:table-cell table:style-name="Default"/>
          <table:table-cell table:formula="of:=[.AG24]/([.$D$22]-[.$D$2]+1)" office:value-type="currency" office:currency="USD" office:value="53624.0870647399" calcext:value-type="currency">
            <text:p>$53,624</text:p>
          </table:table-cell>
          <table:table-cell table:formula="of:=[.AH24]/([.$D$22]-[.$D$2]+1)" office:value-type="currency" office:currency="USD" office:value="70504.94967272" calcext:value-type="currency">
            <text:p>$70,505</text:p>
          </table:table-cell>
          <table:table-cell table:number-columns-repeated="990"/>
        </table:table-row>
        <table:table-row table:style-name="ro2">
          <table:table-cell table:style-name="ce8"/>
          <table:table-cell table:number-columns-repeated="6"/>
          <table:table-cell table:style-name="ce13"/>
          <table:table-cell table:number-columns-repeated="6"/>
          <table:table-cell table:style-name="ce40"/>
          <table:table-cell table:number-columns-repeated="11"/>
          <table:table-cell table:style-name="ce13"/>
          <table:table-cell/>
          <table:table-cell table:style-name="Default"/>
          <table:table-cell table:style-name="ce40"/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ce8"/>
          <table:table-cell table:number-columns-repeated="8"/>
          <table:table-cell table:style-name="ce13"/>
          <table:table-cell table:number-columns-repeated="2"/>
          <table:table-cell table:style-name="ce13"/>
          <table:table-cell/>
          <table:table-cell table:style-name="ce13" table:number-columns-repeated="3"/>
          <table:table-cell table:number-columns-repeated="6"/>
          <table:table-cell table:style-name="ce13" table:number-columns-repeated="4"/>
          <table:table-cell table:number-columns-repeated="4"/>
          <table:table-cell table:style-name="Default" table:number-columns-repeated="3"/>
          <table:table-cell table:number-columns-repeated="990"/>
        </table:table-row>
        <table:table-row table:style-name="ro2">
          <table:table-cell table:number-columns-repeated="12"/>
          <table:table-cell table:style-name="ce13"/>
          <table:table-cell/>
          <table:table-cell table:style-name="ce13" table:number-columns-repeated="3"/>
          <table:table-cell table:number-columns-repeated="6"/>
          <table:table-cell table:style-name="ce13" table:number-columns-repeated="4"/>
          <table:table-cell table:number-columns-repeated="4"/>
          <table:table-cell table:style-name="Default" table:number-columns-repeated="3"/>
          <table:table-cell table:number-columns-repeated="990"/>
        </table:table-row>
        <table:table-row table:style-name="ro2" table:number-rows-repeated="2">
          <table:table-cell table:number-columns-repeated="27"/>
          <table:table-cell table:style-name="Default" table:number-columns-repeated="2"/>
          <table:table-cell/>
          <table:table-cell table:style-name="Default" table:number-columns-repeated="4"/>
          <table:table-cell table:number-columns-repeated="990"/>
        </table:table-row>
        <table:table-row table:style-name="ro2" table:number-rows-repeated="16">
          <table:table-cell table:number-columns-repeated="4"/>
          <table:table-cell table:style-name="ce38"/>
          <table:table-cell table:number-columns-repeated="3"/>
          <table:table-cell table:style-name="ce41"/>
          <table:table-cell table:number-columns-repeated="18"/>
          <table:table-cell table:style-name="Default" table:number-columns-repeated="2"/>
          <table:table-cell/>
          <table:table-cell table:style-name="Default" table:number-columns-repeated="4"/>
          <table:table-cell table:number-columns-repeated="990"/>
        </table:table-row>
        <table:table-row table:style-name="ro2" table:number-rows-repeated="6">
          <table:table-cell table:number-columns-repeated="27"/>
          <table:table-cell table:style-name="Default" table:number-columns-repeated="2"/>
          <table:table-cell/>
          <table:table-cell table:style-name="Default" table:number-columns-repeated="4"/>
          <table:table-cell table:number-columns-repeated="990"/>
        </table:table-row>
        <table:table-row table:style-name="ro2" table:number-rows-repeated="4">
          <table:table-cell table:number-columns-repeated="2"/>
          <table:table-cell table:style-name="ce13" table:number-columns-repeated="21"/>
          <table:table-cell table:style-name="ce40"/>
          <table:table-cell table:style-name="ce13"/>
          <table:table-cell table:style-name="ce40"/>
          <table:table-cell table:number-columns-repeated="3"/>
          <table:table-cell table:style-name="ce13"/>
          <table:table-cell/>
          <table:table-cell table:style-name="Default" table:number-columns-repeated="3"/>
          <table:table-cell table:number-columns-repeated="990"/>
        </table:table-row>
        <table:table-row table:style-name="ro2">
          <table:table-cell table:number-columns-repeated="2"/>
          <table:table-cell table:style-name="ce14"/>
          <table:table-cell table:style-name="ce13" table:number-columns-repeated="20"/>
          <table:table-cell table:style-name="ce40"/>
          <table:table-cell table:style-name="ce13"/>
          <table:table-cell table:style-name="ce40"/>
          <table:table-cell table:number-columns-repeated="3"/>
          <table:table-cell table:style-name="ce13"/>
          <table:table-cell/>
          <table:table-cell table:style-name="Default" table:number-columns-repeated="3"/>
          <table:table-cell table:number-columns-repeated="990"/>
        </table:table-row>
        <table:table-row table:style-name="ro2" table:number-rows-repeated="3">
          <table:table-cell table:number-columns-repeated="26"/>
          <table:table-cell table:style-name="ce13"/>
          <table:table-cell table:number-columns-repeated="2"/>
          <table:table-cell table:style-name="ce13"/>
          <table:table-cell/>
          <table:table-cell table:style-name="Default" table:number-columns-repeated="3"/>
          <table:table-cell table:number-columns-repeated="990"/>
        </table:table-row>
        <table:table-row table:style-name="ro2" table:number-rows-repeated="17">
          <table:table-cell table:number-columns-repeated="26"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 table:number-columns-repeated="3"/>
          <table:table-cell table:style-name="ce40"/>
          <table:table-cell table:number-columns-repeated="986"/>
        </table:table-row>
        <table:table-row table:style-name="ro2" table:number-rows-repeated="3">
          <table:table-cell table:number-columns-repeated="27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3"/>
          <table:table-cell table:style-name="ce40"/>
          <table:table-cell table:number-columns-repeated="986"/>
        </table:table-row>
        <table:table-row table:style-name="ro2" table:number-rows-repeated="19">
          <table:table-cell table:number-columns-repeated="27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2"/>
          <table:table-cell table:style-name="ce40"/>
          <table:table-cell table:number-columns-repeated="987"/>
        </table:table-row>
        <table:table-row table:style-name="ro2">
          <table:table-cell table:number-columns-repeated="27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2"/>
          <table:table-cell table:style-name="ce40"/>
          <table:table-cell table:number-columns-repeated="987"/>
        </table:table-row>
      </table:table>
      <table:table table:name="Configuration" table:style-name="ta1">
        <table:table-column table:style-name="co1" table:default-cell-style-name="ce8"/>
        <table:table-column table:style-name="co17" table:default-cell-style-name="Default"/>
        <table:table-column table:style-name="co16" table:number-columns-repeated="1022" table:default-cell-style-name="Default"/>
        <table:table-row table:style-name="ro2">
          <table:table-cell table:style-name="ce21" office:value-type="string" calcext:value-type="string">
            <text:p>Property Name</text:p>
          </table:table-cell>
          <table:table-cell table:style-name="ce35" office:value-type="string" calcext:value-type="string">
            <text:p>Property Val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ver</text:p>
          </table:table-cell>
          <table:table-cell table:style-name="ce29" office:value-type="string" calcext:value-type="string">
            <text:p><text:a xlink:href="file:///C:/Python38/chromedriver.exe" xlink:type="simple">C:/Python38/chromedriver.exe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<text:a xlink:href="file:///C:/Program" xlink:type="simple">C:/Program</text:a> Files (x86)/BraveSoftware/Brave-Browser/Application/brave.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www.wealthsimple.com/en-ca/tool/tax-calculator/british-columbia" xlink:type="simple">https://www.wealthsimple.com/en-ca/tool/tax-calculator/british-columbia</text:a></text:p>
          </table:table-cell>
          <table:table-cell table:number-columns-repeated="1022"/>
        </table:table-row>
      </table:table>
      <table:named-expressions>
        <table:named-range table:name="CPP" table:base-cell-address="$Model.$B$20" table:cell-range-address="$Model.$B$12"/>
        <table:named-range table:name="IN_capitalGains" table:base-cell-address="$Model.$Z$24" table:cell-range-address="$Model.$Z$2:.$Z$22"/>
        <table:named-range table:name="IN_eligibleDividends" table:base-cell-address="$Model.$Z$24" table:cell-range-address="$Model.$Y$2:.$Y$22"/>
        <table:named-range table:name="IN_otherIncome" table:base-cell-address="$Model.$Z$24" table:cell-range-address="$Model.$X$2:.$X$22"/>
        <table:named-range table:name="NR_Growth" table:base-cell-address="$Model.$B$8" table:cell-range-address="$Model.$B$9"/>
        <table:named-range table:name="NR_Yield" table:base-cell-address="$Model.$B$8" table:cell-range-address="$Model.$B$10"/>
        <table:named-range table:name="OAS" table:base-cell-address="$Model.$B$21" table:cell-range-address="$Model.$B$13"/>
        <table:named-range table:name="OUT_totalTax" table:base-cell-address="$Model.$Z$24" table:cell-range-address="$Model.$AB$2:.$AB$22"/>
        <table:named-range table:name="RRIF_Growth" table:base-cell-address="$Model.$B$8" table:cell-range-address="$Model.$B$3"/>
        <table:named-range table:name="RRIF_Yield" table:base-cell-address="$Model.$B$8" table:cell-range-address="$Model.$B$4"/>
        <table:named-range table:name="TFSA_Growth" table:base-cell-address="$Model.$B$8" table:cell-range-address="$Model.$B$6"/>
        <table:named-range table:name="TFSA_Yield" table:base-cell-address="$Model.$B$8" table:cell-range-address="$Model.$B$7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date-style style:name="N122">
      <number:month number:textual="true"/>
      <number:text> </number:text>
      <number:year/>
    </number:date-style>
    <number:date-style style:name="N123" number:title="User-defined">
      <number:month number:textual="true"/>
      <number:text>, </number:text>
      <number:year/>
    </number:date-style>
    <number:date-style style:name="N124" number:title="User-defined"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number-style style:name="N128">
      <number:number number:decimal-places="1" number:min-decimal-places="1" number:min-integer-digits="1"/>
    </number:number-style>
    <number:number-style style:name="N129P0" style:volatile="true">
      <number:number number:decimal-places="1" number:min-decimal-places="1" number:min-integer-digits="1"/>
    </number:number-style>
    <number:number-style style:name="N129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9P0"/>
    </number:number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 number:title="User-defined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 number:title="User-defined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72">
      <number:number number:decimal-places="3" number:min-decimal-places="3" number:min-integer-digits="1"/>
    </number:number-style>
    <number:date-style style:name="N173" number:title="User-defined">
      <number:day number:style="long"/>
    </number:date-style>
    <number:date-style style:name="N174" number:title="User-defined">
      <number:day number:style="long"/>
      <number:text>t</number:text>
      <number:hours/>
    </number:date-style>
    <number:date-style style:name="N175" number:title="User-defined">
      <number:day number:style="long"/>
      <number:text> t</number:text>
      <number:hours/>
    </number:date-style>
    <number:currency-style style:name="N17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6" number:title="User-defined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percentage-style style:name="N177P0" style:volatile="true">
      <number:number number:decimal-places="2" number:min-decimal-places="2" number:min-integer-digits="1" number:grouping="true"/>
      <number:text>%</number:text>
    </number:percentage-style>
    <number:percentage-style style:name="N177" number:title="User-defined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77P0"/>
    </number:percentage-style>
    <number:currency-style style:name="N17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8" number:title="User-defined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number number:decimal-places="3" number:min-decimal-places="3" number:min-integer-digits="1" number:grouping="true"/>
    </number:number-style>
    <number:number-style style:name="N179" number:title="User-defined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80P0"/>
    </number:number-style>
    <number:percentage-style style:name="N182P0" style:volatile="true">
      <number:number number:decimal-places="0" number:min-decimal-places="0" number:min-integer-digits="1" number:grouping="true"/>
      <number:text>%</number:text>
    </number:percentage-style>
    <number:percentage-style style:name="N182" number:title="User-defined">
      <style:text-properties fo:color="#ff0000"/>
      <number:text>(</number:text>
      <number:number number:decimal-places="0" number:min-decimal-places="0" number:min-integer-digits="1" number:grouping="true"/>
      <number:text>%)</number:text>
      <style:map style:condition="value()&gt;=0" style:apply-style-name="N182P0"/>
    </number:percentage-style>
    <number:percentage-style style:name="N184P0" style:volatile="true">
      <number:number number:decimal-places="1" number:min-decimal-places="1" number:min-integer-digits="1" number:grouping="true"/>
      <number:text>%</number:text>
    </number:percentage-style>
    <number:percentage-style style:name="N184">
      <style:text-properties fo:color="#ff0000"/>
      <number:text>(</number:text>
      <number:number number:decimal-places="1" number:min-decimal-places="1" number:min-integer-digits="1" number:grouping="true"/>
      <number:text>%)</number:text>
      <style:map style:condition="value()&gt;=0" style:apply-style-name="N184P0"/>
    </number:percentage-style>
    <number:date-style style:name="N185">
      <number:year number:style="long"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8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percentage-style style:name="N189P0" style:volatile="true">
      <number:number number:decimal-places="0" number:min-decimal-places="0" number:min-integer-digits="1"/>
      <number:text>%</number:text>
    </number:percentage-style>
    <number:percentage-style style:name="N18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89P0"/>
    </number:percentage-style>
    <number:currency-style style:name="N19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91P0"/>
    </number:currency-style>
    <number:percentage-style style:name="N193P0" style:volatile="true">
      <number:number number:decimal-places="2" number:min-decimal-places="2" number:min-integer-digits="1" number:grouping="true"/>
      <number:text>% </number:text>
    </number:percentage-style>
    <number:percentage-style style:name="N193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93P0"/>
    </number:percentage-style>
    <number:currency-style style:name="N195P0" style:volatile="true">
      <style:text-properties fo:color="#00ff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style:text-properties fo:color="#0000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style:text-properties fo:color="#ffffff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9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number-style style:name="N200P0" style:volatile="true">
      <number:number number:decimal-places="0" number:min-decimal-places="0" number:min-integer-digits="1" number:grouping="true"/>
    </number:number-style>
    <number:number-style style:name="N20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currency-style style:name="N20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 </number:text>
      <style:map style:condition="value()&gt;=0" style:apply-style-name="N201P0"/>
    </number:currency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(</number:text>
      <number:number number:decimal-places="0" number:min-decimal-places="0" number:min-integer-digits="1" number:grouping="true"/>
      <number:text>) years</number:text>
      <style:map style:condition="value()&gt;=0" style:apply-style-name="N202P0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9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59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59P0"/>
    </number:currency-style>
    <number:number-style style:name="N10160P0" style:volatile="true" number:language="en" number:country="US">
      <number:number number:decimal-places="2" number:min-decimal-places="2" number:min-integer-digits="1" number:grouping="true"/>
    </number:number-style>
    <number:number-style style:name="N10160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60P0"/>
    </number:number-style>
    <number:number-style style:name="N10161P0" style:volatile="true" number:language="en" number:country="US">
      <number:number number:decimal-places="2" number:min-decimal-places="2" number:min-integer-digits="1" number:grouping="true"/>
    </number:number-style>
    <number:number-style style:name="N10161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1P0"/>
    </number:number-style>
    <number:number-style style:name="N10162P0" style:volatile="true" number:language="en" number:country="US">
      <number:number number:decimal-places="2" number:min-decimal-places="2" number:min-integer-digits="1" number:grouping="true"/>
    </number:number-style>
    <number:number-style style:name="N10162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2P0"/>
    </number:number-style>
    <number:number-style style:name="N10163P0" style:volatile="true" number:language="en" number:country="US">
      <number:number number:decimal-places="0" number:min-decimal-places="0" number:min-integer-digits="1" number:grouping="true"/>
    </number:number-style>
    <number:number-style style:name="N10163" number:language="en" number:country="US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63P0"/>
    </number:number-style>
    <number:number-style style:name="N10165P0" style:volatile="true" number:language="en" number:country="US">
      <number:number number:decimal-places="3" number:min-decimal-places="3" number:min-integer-digits="1" number:grouping="true"/>
    </number:number-style>
    <number:number-style style:name="N10165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5P0"/>
    </number:number-style>
    <number:number-style style:name="N10167P0" style:volatile="true" number:language="en" number:country="US">
      <number:number number:decimal-places="4" number:min-decimal-places="4" number:min-integer-digits="1" number:grouping="true"/>
    </number:number-style>
    <number:number-style style:name="N10167" number:language="en" number:country="US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7P0"/>
    </number:number-style>
    <number:number-style style:name="N10169P0" style:volatile="true" number:language="en" number:country="US">
      <number:number number:decimal-places="6" number:min-decimal-places="6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69P0"/>
    </number:number-style>
    <number:currency-style style:name="N1017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70" number:language="en" number:country="US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70P0"/>
    </number:currency-style>
    <number:currency-style style:name="N1017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2" number:language="en" number:country="US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0172P0"/>
    </number:currency-style>
    <number:currency-style style:name="N10173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73" number:language="en" number:country="US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0173P0"/>
    </number:currency-style>
    <number:currency-style style:name="N10175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75" number:language="en" number:country="US">
      <style:text-properties fo:color="#ff0000"/>
      <number:text>(</number:text>
      <number:currency-symbol number:language="en" number:country="US">$</number:currency-symbol>
      <number:number number:decimal-places="3" number:min-decimal-places="3" number:min-integer-digits="1" number:grouping="true"/>
      <number:text>)</number:text>
      <style:map style:condition="value()&gt;=0" style:apply-style-name="N1017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20:02:33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8:27:02.478000000</meta:creation-date>
    <dc:date>2022-03-02T20:17:29.034000000</dc:date>
    <meta:editing-duration>P2DT13H49M27S</meta:editing-duration>
    <meta:editing-cycles>1397</meta:editing-cycles>
    <meta:generator>LibreOffice/7.2.5.2$Windows_X86_64 LibreOffice_project/499f9727c189e6ef3471021d6132d4c694f357e5</meta:generator>
    <meta:document-statistic meta:table-count="2" meta:cell-count="743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